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5.343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399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4.531cm"/>
    </style:style>
    <style:style style:name="co13" style:family="table-column">
      <style:table-column-properties fo:break-before="auto" style:column-width="5.147cm"/>
    </style:style>
    <style:style style:name="co14" style:family="table-column">
      <style:table-column-properties fo:break-before="auto" style:column-width="2.125cm"/>
    </style:style>
    <style:style style:name="co15" style:family="table-column">
      <style:table-column-properties fo:break-before="auto" style:column-width="2.824cm"/>
    </style:style>
    <style:style style:name="co16" style:family="table-column">
      <style:table-column-properties fo:break-before="auto" style:column-width="2.09cm"/>
    </style:style>
    <style:style style:name="co17" style:family="table-column">
      <style:table-column-properties fo:break-before="auto" style:column-width="4.56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1.371cm"/>
    </style:style>
    <style:style style:name="co20" style:family="table-column">
      <style:table-column-properties fo:break-before="auto" style:column-width="2.852cm"/>
    </style:style>
    <style:style style:name="co21" style:family="table-column">
      <style:table-column-properties fo:break-before="auto" style:column-width="3.35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detail">
      <style:table-properties table:display="true" style:writing-mode="lr-tb" table:tab-color="#9bbb59"/>
    </style:style>
    <style:style style:name="ta2" style:family="table" style:master-page-name="PageStyle_5f_TCD1">
      <style:table-properties table:display="true" style:writing-mode="lr-tb" table:tab-color="#ffff00"/>
    </style:style>
    <style:style style:name="ta3" style:family="table" style:master-page-name="PageStyle_5f_TCD2">
      <style:table-properties table:display="true" style:writing-mode="lr-tb" table:tab-color="#c0504d"/>
    </style:style>
    <style:style style:name="ta4" style:family="table" style:master-page-name="PageStyle_5f_TCD3">
      <style:table-properties table:display="true" style:writing-mode="lr-tb" table:tab-color="#ffc000"/>
    </style:style>
    <style:style style:name="ta5" style:family="table" style:master-page-name="PageStyle_5f_TCD4">
      <style:table-properties table:display="true" style:writing-mode="lr-tb" table:tab-color="#8064a2"/>
    </style:style>
    <style:style style:name="ta6" style:family="table" style:master-page-name="PageStyle_5f_TCD5">
      <style:table-properties table:display="true" style:writing-mode="lr-tb" table:tab-color="#953735"/>
    </style:style>
    <style:style style:name="ta7" style:family="table" style:master-page-name="PageStyle_5f_TCD6">
      <style:table-properties table:display="true" style:writing-mode="lr-tb" table:tab-color="#ff0000"/>
    </style:style>
    <style:style style:name="ta8" style:family="table" style:master-page-name="PageStyle_5f_TCD7">
      <style:table-properties table:display="true" style:writing-mode="lr-tb" table:tab-color="#e46c0a"/>
    </style:style>
    <style:style style:name="ta9" style:family="table" style:master-page-name="PageStyle_5f_TCD8">
      <style:table-properties table:display="true" style:writing-mode="lr-tb" table:tab-color="#d99694"/>
    </style:style>
    <style:style style:name="ta10" style:family="table" style:master-page-name="PageStyle_5f_TCD9">
      <style:table-properties table:display="true" style:writing-mode="lr-tb" table:tab-color="#93cddd"/>
    </style:style>
    <style:style style:name="ta11" style:family="table" style:master-page-name="PageStyle_5f_Feuil1">
      <style:table-properties table:display="true" style:writing-mode="lr-tb"/>
    </style:style>
    <style:style style:name="ta12" style:family="table" style:master-page-name="PageStyle_5f_Feuil2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136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136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136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Result" style:data-style-name="N136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136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136"/>
    <style:style style:name="ce27" style:family="table-cell" style:parent-style-name="Pivot_20_Table_20_Value" style:data-style-name="N136">
      <style:table-cell-properties fo:border-bottom="0.99pt solid #000000" fo:border-left="none" fo:border-right="none" fo:border-top="none"/>
    </style:style>
    <style:style style:name="ce28" style:family="table-cell" style:parent-style-name="Pivot_20_Table_20_Result" style:data-style-name="N136">
      <style:table-cell-properties fo:border-bottom="2.01pt solid #000000" fo:border-left="none" fo:border-right="none" fo:border-top="0.99pt solid #000000"/>
    </style:style>
    <style:style style:name="ce29" style:family="table-cell" style:parent-style-name="Pivot_20_Table_20_Value" style:data-style-name="N136">
      <style:table-cell-properties fo:border-bottom="none" fo:border-left="none" fo:border-right="0.99pt solid #000000" fo:border-top="0.99pt solid #000000"/>
    </style:style>
    <style:style style:name="ce30" style:family="table-cell" style:parent-style-name="Pivot_20_Table_20_Value" style:data-style-name="N136">
      <style:table-cell-properties fo:border-bottom="none" fo:border-left="none" fo:border-right="0.99pt solid #000000" fo:border-top="none"/>
    </style:style>
    <style:style style:name="ce31" style:family="table-cell" style:parent-style-name="Pivot_20_Table_20_Value" style:data-style-name="N136">
      <style:table-cell-properties fo:border-bottom="0.99pt solid #000000" fo:border-left="none" fo:border-right="0.99pt solid #000000" fo:border-top="none"/>
    </style:style>
    <style:style style:name="ce32" style:family="table-cell" style:parent-style-name="Pivot_20_Table_20_Result" style:data-style-name="N136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5" style:family="table-cell" style:parent-style-name="Pivot_20_Table_20_Result" style:data-style-name="N136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136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Result" style:data-style-name="N136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136">
      <style:table-cell-properties fo:border-bottom="2.01pt solid #000000" fo:border-left="0.99pt solid #000000" fo:border-right="2.01pt solid #000000" fo:border-top="0.99pt solid #000000"/>
    </style:style>
    <style:style style:name="ce39" style:family="table-cell" style:parent-style-name="Pivot_20_Table_20_Category" style:data-style-name="N0">
      <style:table-cell-properties fo:border-bottom="0.74pt solid #000000" fo:border-left="2.01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0.74pt solid #000000" fo:border-top="0.74pt solid #000000"/>
    </style:style>
    <style:style style:name="ce41" style:family="table-cell" style:parent-style-name="Pivot_20_Table_20_Value" style:data-style-name="N136">
      <style:table-cell-properties fo:border-bottom="0.99pt solid #000000" fo:border-left="0.99pt solid #000000" fo:border-right="0.74pt solid #000000" fo:border-top="0.99pt solid #000000"/>
    </style:style>
    <style:style style:name="ce42" style:family="table-cell" style:parent-style-name="Pivot_20_Table_20_Result" style:data-style-name="N136">
      <style:table-cell-properties fo:border-bottom="2.01pt solid #000000" fo:border-left="0.99pt solid #000000" fo:border-right="0.74pt solid #000000" fo:border-top="0.99pt solid #000000"/>
    </style:style>
    <style:style style:name="ce43" style:family="table-cell" style:parent-style-name="Pivot_20_Table_20_Category" style:data-style-name="N0">
      <style:table-cell-properties fo:border-bottom="0.99pt solid #000000" fo:border-left="0.74pt solid #000000" fo:border-right="0.74pt solid #000000" fo:border-top="0.74pt solid #000000"/>
    </style:style>
    <style:style style:name="ce44" style:family="table-cell" style:parent-style-name="Pivot_20_Table_20_Value" style:data-style-name="N136">
      <style:table-cell-properties fo:border-bottom="0.99pt solid #000000" fo:border-left="0.74pt solid #000000" fo:border-right="0.99pt solid #000000" fo:border-top="0.99pt solid #000000"/>
    </style:style>
    <style:style style:name="ce45" style:family="table-cell" style:parent-style-name="Pivot_20_Table_20_Result" style:data-style-name="N136">
      <style:table-cell-properties fo:border-bottom="2.01pt solid #000000" fo:border-left="0.74pt solid #000000" fo:border-right="0.99pt solid #000000" fo:border-top="0.99pt solid #000000"/>
    </style:style>
    <style:style style:name="ce46" style:family="table-cell" style:parent-style-name="Pivot_20_Table_20_Result" style:data-style-name="N136">
      <style:table-cell-properties fo:border-bottom="0.99pt solid #000000" fo:border-left="0.99pt solid #000000" fo:border-right="2.01pt solid #000000" fo:border-top="0.99pt solid #000000"/>
    </style:style>
    <style:style style:name="ce47" style:family="table-cell" style:parent-style-name="Pivot_20_Table_20_Category" style:data-style-name="N0">
      <style:table-cell-properties fo:border-bottom="0.74pt solid #000000" fo:border-left="2.01pt solid #000000" fo:border-right="0.99pt solid #000000" fo:border-top="0.74pt solid #000000"/>
    </style:style>
    <style:style style:name="ce48" style:family="table-cell" style:parent-style-name="Pivot_20_Table_20_Value" style:data-style-name="N136">
      <style:table-cell-properties fo:border-bottom="0.74pt solid #000000" fo:border-left="0.99pt solid #000000" fo:border-right="0.74pt solid #000000" fo:border-top="0.99pt solid #000000"/>
    </style:style>
    <style:style style:name="ce49" style:family="table-cell" style:parent-style-name="Pivot_20_Table_20_Value" style:data-style-name="N136">
      <style:table-cell-properties fo:border-bottom="0.74pt solid #000000" fo:border-left="0.99pt solid #000000" fo:border-right="0.74pt solid #000000" fo:border-top="0.74pt solid #000000"/>
    </style:style>
    <style:style style:name="ce50" style:family="table-cell" style:parent-style-name="Pivot_20_Table_20_Value" style:data-style-name="N136">
      <style:table-cell-properties fo:border-bottom="0.99pt solid #000000" fo:border-left="0.99pt solid #000000" fo:border-right="0.74pt solid #000000" fo:border-top="0.74pt solid #000000"/>
    </style:style>
    <style:style style:name="ce51" style:family="table-cell" style:parent-style-name="Pivot_20_Table_20_Value" style:data-style-name="N136">
      <style:table-cell-properties fo:border-bottom="0.74pt solid #000000" fo:border-left="0.74pt solid #000000" fo:border-right="0.99pt solid #000000" fo:border-top="0.99pt solid #000000"/>
    </style:style>
    <style:style style:name="ce52" style:family="table-cell" style:parent-style-name="Pivot_20_Table_20_Value" style:data-style-name="N136">
      <style:table-cell-properties fo:border-bottom="0.74pt solid #000000" fo:border-left="0.74pt solid #000000" fo:border-right="0.99pt solid #000000" fo:border-top="0.74pt solid #000000"/>
    </style:style>
    <style:style style:name="ce53" style:family="table-cell" style:parent-style-name="Pivot_20_Table_20_Value" style:data-style-name="N136">
      <style:table-cell-properties fo:border-bottom="0.99pt solid #000000" fo:border-left="0.74pt solid #000000" fo:border-right="0.99pt solid #000000" fo:border-top="0.74pt solid #000000"/>
    </style:style>
    <style:style style:name="ce54" style:family="table-cell" style:parent-style-name="Pivot_20_Table_20_Result" style:data-style-name="N136">
      <style:table-cell-properties fo:border-bottom="0.74pt solid #000000" fo:border-left="0.99pt solid #000000" fo:border-right="2.01pt solid #000000" fo:border-top="0.99pt solid #000000"/>
    </style:style>
    <style:style style:name="ce55" style:family="table-cell" style:parent-style-name="Pivot_20_Table_20_Result" style:data-style-name="N136">
      <style:table-cell-properties fo:border-bottom="0.74pt solid #000000" fo:border-left="0.99pt solid #000000" fo:border-right="2.01pt solid #000000" fo:border-top="0.74pt solid #000000"/>
    </style:style>
    <style:style style:name="ce56" style:family="table-cell" style:parent-style-name="Pivot_20_Table_20_Result" style:data-style-name="N136">
      <style:table-cell-properties fo:border-bottom="0.99pt solid #000000" fo:border-left="0.99pt solid #000000" fo:border-right="2.01pt solid #000000" fo:border-top="0.74pt solid #000000"/>
    </style:style>
    <style:style style:name="ce57" style:family="table-cell" style:parent-style-name="Pivot_20_Table_20_Value" style:data-style-name="N136">
      <style:table-cell-properties fo:border-bottom="0.74pt solid #000000" fo:border-left="0.74pt solid #000000" fo:border-right="0.74pt solid #000000" fo:border-top="0.99pt solid #000000"/>
    </style:style>
    <style:style style:name="ce58" style:family="table-cell" style:parent-style-name="Pivot_20_Table_20_Value" style:data-style-name="N136">
      <style:table-cell-properties fo:border="0.74pt solid #000000"/>
    </style:style>
    <style:style style:name="ce59" style:family="table-cell" style:parent-style-name="Pivot_20_Table_20_Value" style:data-style-name="N136">
      <style:table-cell-properties fo:border-bottom="0.99pt solid #000000" fo:border-left="0.74pt solid #000000" fo:border-right="0.74pt solid #000000" fo:border-top="0.74pt solid #000000"/>
    </style:style>
    <style:style style:name="ce60" style:family="table-cell" style:parent-style-name="Pivot_20_Table_20_Result" style:data-style-name="N136">
      <style:table-cell-properties fo:border-bottom="2.01pt solid #000000" fo:border-left="0.74pt solid #000000" fo:border-right="0.74pt solid #000000" fo:border-top="0.99pt solid #000000"/>
    </style:style>
    <style:style style:name="ce61" style:family="table-cell" style:parent-style-name="Pivot_20_Table_20_Category" style:data-style-name="N136">
      <style:table-cell-properties fo:border-bottom="0.99pt solid #000000" fo:border-left="0.99pt solid #000000" fo:border-right="none" fo:border-top="0.74pt solid #000000"/>
    </style:style>
    <style:style style:name="ce6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6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6" style:family="table-cell" style:parent-style-name="Pivot_20_Table_20_Category" style:data-style-name="N136">
      <style:table-cell-properties fo:border-bottom="0.99pt solid #000000" fo:border-left="none" fo:border-right="none" fo:border-top="0.74pt solid #000000"/>
    </style:style>
    <style:style style:name="ce6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8" style:family="table-cell" style:parent-style-name="Pivot_20_Table_20_Value" style:data-style-name="N0"/>
    <style:style style:name="ce6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7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7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7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7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9" style:family="table-cell" style:parent-style-name="Pivot_20_Table_20_Value" style:data-style-name="N138">
      <style:table-cell-properties fo:border-bottom="none" fo:border-left="0.99pt solid #000000" fo:border-right="none" fo:border-top="0.99pt solid #000000"/>
    </style:style>
    <style:style style:name="ce80" style:family="table-cell" style:parent-style-name="Pivot_20_Table_20_Value" style:data-style-name="N138">
      <style:table-cell-properties fo:border-bottom="none" fo:border-left="0.99pt solid #000000" fo:border-right="none" fo:border-top="none"/>
    </style:style>
    <style:style style:name="ce81" style:family="table-cell" style:parent-style-name="Pivot_20_Table_20_Value" style:data-style-name="N138">
      <style:table-cell-properties fo:border-bottom="0.99pt solid #000000" fo:border-left="0.99pt solid #000000" fo:border-right="none" fo:border-top="none"/>
    </style:style>
    <style:style style:name="ce82" style:family="table-cell" style:parent-style-name="Pivot_20_Table_20_Result" style:data-style-name="N138">
      <style:table-cell-properties fo:border-bottom="2.01pt solid #000000" fo:border-left="0.99pt solid #000000" fo:border-right="none" fo:border-top="0.99pt solid #000000"/>
    </style:style>
    <style:style style:name="ce83" style:family="table-cell" style:parent-style-name="Pivot_20_Table_20_Value" style:data-style-name="N138">
      <style:table-cell-properties fo:border-bottom="none" fo:border-left="none" fo:border-right="none" fo:border-top="0.99pt solid #000000"/>
    </style:style>
    <style:style style:name="ce84" style:family="table-cell" style:parent-style-name="Pivot_20_Table_20_Value" style:data-style-name="N138"/>
    <style:style style:name="ce85" style:family="table-cell" style:parent-style-name="Pivot_20_Table_20_Value" style:data-style-name="N138">
      <style:table-cell-properties fo:border-bottom="0.99pt solid #000000" fo:border-left="none" fo:border-right="none" fo:border-top="none"/>
    </style:style>
    <style:style style:name="ce86" style:family="table-cell" style:parent-style-name="Pivot_20_Table_20_Result" style:data-style-name="N138">
      <style:table-cell-properties fo:border-bottom="2.01pt solid #000000" fo:border-left="none" fo:border-right="none" fo:border-top="0.99pt solid #000000"/>
    </style:style>
    <style:style style:name="ce87" style:family="table-cell" style:parent-style-name="Pivot_20_Table_20_Value" style:data-style-name="N138">
      <style:table-cell-properties fo:border-bottom="none" fo:border-left="none" fo:border-right="0.99pt solid #000000" fo:border-top="0.99pt solid #000000"/>
    </style:style>
    <style:style style:name="ce88" style:family="table-cell" style:parent-style-name="Pivot_20_Table_20_Value" style:data-style-name="N138">
      <style:table-cell-properties fo:border-bottom="none" fo:border-left="none" fo:border-right="0.99pt solid #000000" fo:border-top="none"/>
    </style:style>
    <style:style style:name="ce89" style:family="table-cell" style:parent-style-name="Pivot_20_Table_20_Value" style:data-style-name="N138">
      <style:table-cell-properties fo:border-bottom="0.99pt solid #000000" fo:border-left="none" fo:border-right="0.99pt solid #000000" fo:border-top="none"/>
    </style:style>
    <style:style style:name="ce90" style:family="table-cell" style:parent-style-name="Pivot_20_Table_20_Result" style:data-style-name="N138">
      <style:table-cell-properties fo:border-bottom="2.01pt solid #000000" fo:border-left="none" fo:border-right="0.99pt solid #000000" fo:border-top="0.99pt solid #000000"/>
    </style:style>
    <style:style style:name="ce91" style:family="table-cell" style:parent-style-name="Pivot_20_Table_20_Result" style:data-style-name="N138">
      <style:table-cell-properties fo:border-bottom="none" fo:border-left="0.99pt solid #000000" fo:border-right="2.01pt solid #000000" fo:border-top="0.99pt solid #000000"/>
    </style:style>
    <style:style style:name="ce92" style:family="table-cell" style:parent-style-name="Pivot_20_Table_20_Result" style:data-style-name="N138">
      <style:table-cell-properties fo:border-bottom="none" fo:border-left="0.99pt solid #000000" fo:border-right="2.01pt solid #000000" fo:border-top="none"/>
    </style:style>
    <style:style style:name="ce93" style:family="table-cell" style:parent-style-name="Pivot_20_Table_20_Result" style:data-style-name="N138">
      <style:table-cell-properties fo:border-bottom="0.99pt solid #000000" fo:border-left="0.99pt solid #000000" fo:border-right="2.01pt solid #000000" fo:border-top="none"/>
    </style:style>
    <style:style style:name="ce94" style:family="table-cell" style:parent-style-name="Pivot_20_Table_20_Result" style:data-style-name="N138">
      <style:table-cell-properties fo:border-bottom="2.01pt solid #000000" fo:border-left="0.99pt solid #000000" fo:border-right="2.01pt solid #000000" fo:border-top="0.99pt solid #000000"/>
    </style:style>
    <style:style style:name="ce9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7" style:family="table-cell" style:parent-style-name="Pivot_20_Table_20_Value" style:data-style-name="N136">
      <style:table-cell-properties fo:border-bottom="none" fo:border-left="0.99pt solid #000000" fo:border-right="2.01pt solid #000000" fo:border-top="0.99pt solid #000000"/>
    </style:style>
    <style:style style:name="ce98" style:family="table-cell" style:parent-style-name="Pivot_20_Table_20_Value" style:data-style-name="N136">
      <style:table-cell-properties fo:border-bottom="none" fo:border-left="0.99pt solid #000000" fo:border-right="2.01pt solid #000000" fo:border-top="none"/>
    </style:style>
    <style:style style:name="ce99" style:family="table-cell" style:parent-style-name="Pivot_20_Table_20_Value" style:data-style-name="N136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tai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11" table:number-columns-repeated="2" table:default-cell-style-name="ce11"/>
        <table:table-column table:style-name="co11" table:number-columns-repeated="16371"/>
        <table:table-row table:style-name="ro1">
          <table:table-cell table:style-name="ce1" office:value-type="string" calcext:value-type="string">
            <text:p>N°FAC</text:p>
          </table:table-cell>
          <table:table-cell table:style-name="ce1" office:value-type="string" calcext:value-type="string">
            <text:p>DATEFAC</text:p>
          </table:table-cell>
          <table:table-cell table:style-name="ce1" office:value-type="string" calcext:value-type="string">
            <text:p>NOMCLI</text:p>
          </table:table-cell>
          <table:table-cell table:style-name="ce1" office:value-type="string" calcext:value-type="string">
            <text:p>CODECAT</text:p>
          </table:table-cell>
          <table:table-cell table:style-name="ce1" office:value-type="string" calcext:value-type="string">
            <text:p>CODEART</text:p>
          </table:table-cell>
          <table:table-cell table:style-name="ce1" office:value-type="string" calcext:value-type="string">
            <text:p>DESIGNART</text:p>
          </table:table-cell>
          <table:table-cell table:style-name="ce1" office:value-type="string" calcext:value-type="string">
            <text:p>QTESFAC</text:p>
          </table:table-cell>
          <table:table-cell table:style-name="ce1" office:value-type="string" calcext:value-type="string">
            <text:p>PUHT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TVAART</text:p>
          </table:table-cell>
          <table:table-cell table:style-name="ce1" office:value-type="string" calcext:value-type="string">
            <text:p>MTVA</text:p>
          </table:table-cell>
          <table:table-cell table:style-name="ce8"/>
          <table:table-cell/>
          <table:table-cell table:style-name="ce11" table:number-columns-repeated="163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2-03-05" calcext:value-type="date">
            <text:p>5/3</text:p>
          </table:table-cell>
          <table:table-cell table:style-name="ce2" office:value-type="string" calcext:value-type="string">
            <text:p>Joue Club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nsparents photocopieurs/1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4.57347059249878" calcext:value-type="float">
            <text:p>4,57</text:p>
          </table:table-cell>
          <table:table-cell table:style-name="ce5" table:formula="of:=ROUND([.G2]*[.H2];2)" office:value-type="float" office:value="45.73" calcext:value-type="float">
            <text:p>45,73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]*[.I2]" office:value-type="float" office:value="9.146" calcext:value-type="float">
            <text:p>9,15</text:p>
          </table:table-cell>
          <table:table-cell table:style-name="ce9"/>
          <table:table-cell/>
          <table:table-cell table:style-name="ce11" table:number-columns-repeated="163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2-03-05" calcext:value-type="date">
            <text:p>5/3</text:p>
          </table:table-cell>
          <table:table-cell table:style-name="ce2" office:value-type="string" calcext:value-type="string">
            <text:p>Joue Club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ylo à transparents permanent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3]*[.H3];2)" office:value-type="float" office:value="3.43" calcext:value-type="float">
            <text:p>3,43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]*[.I3]" office:value-type="float" office:value="0.686" calcext:value-type="float">
            <text:p>0,69</text:p>
          </table:table-cell>
          <table:table-cell table:style-name="ce10"/>
          <table:table-cell/>
          <table:table-cell table:style-name="ce11" table:number-columns-repeated="163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2-03-05" calcext:value-type="date">
            <text:p>5/3</text:p>
          </table:table-cell>
          <table:table-cell table:style-name="ce2" office:value-type="string" calcext:value-type="string">
            <text:p>Joue Club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oîte de CD-R 74 mn/10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15.0924530029297" calcext:value-type="float">
            <text:p>15,09</text:p>
          </table:table-cell>
          <table:table-cell table:style-name="ce5" table:formula="of:=ROUND([.G4]*[.H4];2)" office:value-type="float" office:value="120.74" calcext:value-type="float">
            <text:p>120,74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4]*[.I4]" office:value-type="float" office:value="24.148" calcext:value-type="float">
            <text:p>24,15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2-03-05" calcext:value-type="date">
            <text:p>5/3</text:p>
          </table:table-cell>
          <table:table-cell table:style-name="ce2" office:value-type="string" calcext:value-type="string">
            <text:p>Joue Club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upport mural pour moniteur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53.6620559692383" calcext:value-type="float">
            <text:p>53,66</text:p>
          </table:table-cell>
          <table:table-cell table:style-name="ce5" table:formula="of:=ROUND([.G5]*[.H5];2)" office:value-type="float" office:value="107.32" calcext:value-type="float">
            <text:p>107,32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5]*[.I5]" office:value-type="float" office:value="21.464" calcext:value-type="float">
            <text:p>21,46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2-03-05" calcext:value-type="date">
            <text:p>5/3</text:p>
          </table:table-cell>
          <table:table-cell table:style-name="ce2" office:value-type="string" calcext:value-type="string">
            <text:p>Joue Club</text:p>
          </table:table-cell>
          <table:table-cell table:style-name="ce2" office:value-type="string" calcext:value-type="string">
            <text:p>OUV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éer un site avec Front Pag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9.0561275482178" calcext:value-type="float">
            <text:p>19,06</text:p>
          </table:table-cell>
          <table:table-cell table:style-name="ce5" table:formula="of:=ROUND([.G6]*[.H6];2)" office:value-type="float" office:value="19.06" calcext:value-type="float">
            <text:p>19,06</text:p>
          </table:table-cell>
          <table:table-cell table:style-name="ce7" office:value-type="percentage" office:value="0.07" calcext:value-type="percentage">
            <text:p>7,00 %</text:p>
          </table:table-cell>
          <table:table-cell table:style-name="ce5" table:formula="of:=[.J6]*[.I6]" office:value-type="float" office:value="1.3342" calcext:value-type="float">
            <text:p>1,33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2-03-05" calcext:value-type="date">
            <text:p>5/3</text:p>
          </table:table-cell>
          <table:table-cell table:style-name="ce2" office:value-type="string" calcext:value-type="string">
            <text:p>Joue Club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ebCam Sauni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71.1936874389648" calcext:value-type="float">
            <text:p>71,19</text:p>
          </table:table-cell>
          <table:table-cell table:style-name="ce5" table:formula="of:=ROUND([.G7]*[.H7];2)" office:value-type="float" office:value="71.19" calcext:value-type="float">
            <text:p>71,19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7]*[.I7]" office:value-type="float" office:value="14.238" calcext:value-type="float">
            <text:p>14,24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2-03-05" calcext:value-type="date">
            <text:p>5/3</text:p>
          </table:table-cell>
          <table:table-cell table:style-name="ce2" office:value-type="string" calcext:value-type="string">
            <text:p>Joue Club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it de reconnaissance vocale pour PC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68.6020584106445" calcext:value-type="float">
            <text:p>68,60</text:p>
          </table:table-cell>
          <table:table-cell table:style-name="ce5" table:formula="of:=ROUND([.G8]*[.H8];2)" office:value-type="float" office:value="274.41" calcext:value-type="float">
            <text:p>274,41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8]*[.I8]" office:value-type="float" office:value="54.882" calcext:value-type="float">
            <text:p>54,88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22-03-16" calcext:value-type="date">
            <text:p>16/3</text:p>
          </table:table-cell>
          <table:table-cell table:style-name="ce2" office:value-type="string" calcext:value-type="string">
            <text:p>Micropuc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nsparents photocopieurs/10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float" office:value="4.57347059249878" calcext:value-type="float">
            <text:p>4,57</text:p>
          </table:table-cell>
          <table:table-cell table:style-name="ce5" table:formula="of:=ROUND([.G9]*[.H9];2)" office:value-type="float" office:value="137.2" calcext:value-type="float">
            <text:p>137,20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9]*[.I9]" office:value-type="float" office:value="27.44" calcext:value-type="float">
            <text:p>27,44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22-03-16" calcext:value-type="date">
            <text:p>16/3</text:p>
          </table:table-cell>
          <table:table-cell table:style-name="ce2" office:value-type="string" calcext:value-type="string">
            <text:p>Micropuce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oîte de CD-R 74 mn/10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15.0924530029297" calcext:value-type="float">
            <text:p>15,09</text:p>
          </table:table-cell>
          <table:table-cell table:style-name="ce5" table:formula="of:=ROUND([.G10]*[.H10];2)" office:value-type="float" office:value="90.55" calcext:value-type="float">
            <text:p>90,55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10]*[.I10]" office:value-type="float" office:value="18.11" calcext:value-type="float">
            <text:p>18,11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22-03-16" calcext:value-type="date">
            <text:p>16/3</text:p>
          </table:table-cell>
          <table:table-cell table:style-name="ce2" office:value-type="string" calcext:value-type="string">
            <text:p>Micropuce</text:p>
          </table:table-cell>
          <table:table-cell table:style-name="ce2" office:value-type="string" calcext:value-type="string">
            <text:p>OUV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éer un site avec Front Page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9.0561275482178" calcext:value-type="float">
            <text:p>19,06</text:p>
          </table:table-cell>
          <table:table-cell table:style-name="ce5" table:formula="of:=ROUND([.G11]*[.H11];2)" office:value-type="float" office:value="95.28" calcext:value-type="float">
            <text:p>95,28</text:p>
          </table:table-cell>
          <table:table-cell table:style-name="ce7" office:value-type="percentage" office:value="0.07" calcext:value-type="percentage">
            <text:p>7,00 %</text:p>
          </table:table-cell>
          <table:table-cell table:style-name="ce5" table:formula="of:=[.J11]*[.I11]" office:value-type="float" office:value="6.6696" calcext:value-type="float">
            <text:p>6,67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22-03-16" calcext:value-type="date">
            <text:p>16/3</text:p>
          </table:table-cell>
          <table:table-cell table:style-name="ce2" office:value-type="string" calcext:value-type="string">
            <text:p>Micropuce</text:p>
          </table:table-cell>
          <table:table-cell table:style-name="ce2" office:value-type="string" calcext:value-type="string">
            <text:p>OUV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e mémento du comptable débutant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34.4534797668457" calcext:value-type="float">
            <text:p>34,45</text:p>
          </table:table-cell>
          <table:table-cell table:style-name="ce5" table:formula="of:=ROUND([.G12]*[.H12];2)" office:value-type="float" office:value="344.53" calcext:value-type="float">
            <text:p>344,53</text:p>
          </table:table-cell>
          <table:table-cell table:style-name="ce7" office:value-type="percentage" office:value="0.07" calcext:value-type="percentage">
            <text:p>7,00 %</text:p>
          </table:table-cell>
          <table:table-cell table:style-name="ce5" table:formula="of:=[.J12]*[.I12]" office:value-type="float" office:value="24.1171" calcext:value-type="float">
            <text:p>24,12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22-03-16" calcext:value-type="date">
            <text:p>16/3</text:p>
          </table:table-cell>
          <table:table-cell table:style-name="ce2" office:value-type="string" calcext:value-type="string">
            <text:p>Crion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oîte de CD-R 74 mn/1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5.0924530029297" calcext:value-type="float">
            <text:p>15,09</text:p>
          </table:table-cell>
          <table:table-cell table:style-name="ce5" table:formula="of:=ROUND([.G13]*[.H13];2)" office:value-type="float" office:value="301.85" calcext:value-type="float">
            <text:p>301,85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13]*[.I13]" office:value-type="float" office:value="60.37" calcext:value-type="float">
            <text:p>60,37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22-03-16" calcext:value-type="date">
            <text:p>16/3</text:p>
          </table:table-cell>
          <table:table-cell table:style-name="ce2" office:value-type="string" calcext:value-type="string">
            <text:p>Crion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oîte de CD-RW /1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23.1722507476807" calcext:value-type="float">
            <text:p>23,17</text:p>
          </table:table-cell>
          <table:table-cell table:style-name="ce5" table:formula="of:=ROUND([.G14]*[.H14];2)" office:value-type="float" office:value="463.45" calcext:value-type="float">
            <text:p>463,45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14]*[.I14]" office:value-type="float" office:value="92.69" calcext:value-type="float">
            <text:p>92,69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22-03-16" calcext:value-type="date">
            <text:p>16/3</text:p>
          </table:table-cell>
          <table:table-cell table:style-name="ce2" office:value-type="string" calcext:value-type="string">
            <text:p>Crion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iltre anti-reflet pour moniteur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24.2393932342529" calcext:value-type="float">
            <text:p>24,24</text:p>
          </table:table-cell>
          <table:table-cell table:style-name="ce5" table:formula="of:=ROUND([.G15]*[.H15];2)" office:value-type="float" office:value="193.92" calcext:value-type="float">
            <text:p>193,92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15]*[.I15]" office:value-type="float" office:value="38.784" calcext:value-type="float">
            <text:p>38,78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22-03-19" calcext:value-type="date">
            <text:p>19/3</text:p>
          </table:table-cell>
          <table:table-cell table:style-name="ce2" office:value-type="string" calcext:value-type="string">
            <text:p>Mécanord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nsparents photocopieurs/10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4.57347059249878" calcext:value-type="float">
            <text:p>4,57</text:p>
          </table:table-cell>
          <table:table-cell table:style-name="ce5" table:formula="of:=ROUND([.G16]*[.H16];2)" office:value-type="float" office:value="32.01" calcext:value-type="float">
            <text:p>32,01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16]*[.I16]" office:value-type="float" office:value="6.402" calcext:value-type="float">
            <text:p>6,40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22-03-19" calcext:value-type="date">
            <text:p>19/3</text:p>
          </table:table-cell>
          <table:table-cell table:style-name="ce2" office:value-type="string" calcext:value-type="string">
            <text:p>Mécanord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ylo à transparents permanent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17]*[.H17];2)" office:value-type="float" office:value="11.43" calcext:value-type="float">
            <text:p>11,43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17]*[.I17]" office:value-type="float" office:value="2.286" calcext:value-type="float">
            <text:p>2,29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22-03-19" calcext:value-type="date">
            <text:p>19/3</text:p>
          </table:table-cell>
          <table:table-cell table:style-name="ce2" office:value-type="string" calcext:value-type="string">
            <text:p>Mécanord</text:p>
          </table:table-cell>
          <table:table-cell table:style-name="ce2" office:value-type="string" calcext:value-type="string">
            <text:p>PA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amette papier multi usage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6.86020565032959" calcext:value-type="float">
            <text:p>6,86</text:p>
          </table:table-cell>
          <table:table-cell table:style-name="ce5" table:formula="of:=ROUND([.G18]*[.H18];2)" office:value-type="float" office:value="34.3" calcext:value-type="float">
            <text:p>34,30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18]*[.I18]" office:value-type="float" office:value="6.86" calcext:value-type="float">
            <text:p>6,86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22-03-19" calcext:value-type="date">
            <text:p>19/3</text:p>
          </table:table-cell>
          <table:table-cell table:style-name="ce2" office:value-type="string" calcext:value-type="string">
            <text:p>Mécanord</text:p>
          </table:table-cell>
          <table:table-cell table:style-name="ce2" office:value-type="string" calcext:value-type="string">
            <text:p>OUV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grammation en javascrip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38.1122550964356" calcext:value-type="float">
            <text:p>38,11</text:p>
          </table:table-cell>
          <table:table-cell table:style-name="ce5" table:formula="of:=ROUND([.G19]*[.H19];2)" office:value-type="float" office:value="76.22" calcext:value-type="float">
            <text:p>76,22</text:p>
          </table:table-cell>
          <table:table-cell table:style-name="ce7" office:value-type="percentage" office:value="0.07" calcext:value-type="percentage">
            <text:p>7,00 %</text:p>
          </table:table-cell>
          <table:table-cell table:style-name="ce5" table:formula="of:=[.J19]*[.I19]" office:value-type="float" office:value="5.3354" calcext:value-type="float">
            <text:p>5,34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22-03-22" calcext:value-type="date">
            <text:p>22/3</text:p>
          </table:table-cell>
          <table:table-cell table:style-name="ce2" office:value-type="string" calcext:value-type="string">
            <text:p>CF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nsparents photocopieurs/10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.57347059249878" calcext:value-type="float">
            <text:p>4,57</text:p>
          </table:table-cell>
          <table:table-cell table:style-name="ce5" table:formula="of:=ROUND([.G20]*[.H20];2)" office:value-type="float" office:value="457.35" calcext:value-type="float">
            <text:p>457,35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0]*[.I20]" office:value-type="float" office:value="91.47" calcext:value-type="float">
            <text:p>91,47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22-03-22" calcext:value-type="date">
            <text:p>22/3</text:p>
          </table:table-cell>
          <table:table-cell table:style-name="ce2" office:value-type="string" calcext:value-type="string">
            <text:p>CF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nsparents manuels/10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2.05806183815002" calcext:value-type="float">
            <text:p>2,06</text:p>
          </table:table-cell>
          <table:table-cell table:style-name="ce5" table:formula="of:=ROUND([.G21]*[.H21];2)" office:value-type="float" office:value="205.81" calcext:value-type="float">
            <text:p>205,81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1]*[.I21]" office:value-type="float" office:value="41.162" calcext:value-type="float">
            <text:p>41,16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22-03-22" calcext:value-type="date">
            <text:p>22/3</text:p>
          </table:table-cell>
          <table:table-cell table:style-name="ce2" office:value-type="string" calcext:value-type="string">
            <text:p>CF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ylo à transparents effaçables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22]*[.H22];2)" office:value-type="float" office:value="57.17" calcext:value-type="float">
            <text:p>57,17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2]*[.I22]" office:value-type="float" office:value="11.434" calcext:value-type="float">
            <text:p>11,43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22-03-22" calcext:value-type="date">
            <text:p>22/3</text:p>
          </table:table-cell>
          <table:table-cell table:style-name="ce2" office:value-type="string" calcext:value-type="string">
            <text:p>CF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ylo à transparents permanents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23]*[.H23];2)" office:value-type="float" office:value="57.17" calcext:value-type="float">
            <text:p>57,17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3]*[.I23]" office:value-type="float" office:value="11.434" calcext:value-type="float">
            <text:p>11,43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22-03-23" calcext:value-type="date">
            <text:p>23/3</text:p>
          </table:table-cell>
          <table:table-cell table:style-name="ce2" office:value-type="string" calcext:value-type="string">
            <text:p>Assurance Azu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ylo à transparents effaçable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24]*[.H24];2)" office:value-type="float" office:value="11.43" calcext:value-type="float">
            <text:p>11,43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4]*[.I24]" office:value-type="float" office:value="2.286" calcext:value-type="float">
            <text:p>2,29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22-03-23" calcext:value-type="date">
            <text:p>23/3</text:p>
          </table:table-cell>
          <table:table-cell table:style-name="ce2" office:value-type="string" calcext:value-type="string">
            <text:p>Assurance Azu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ylo à transparents permanent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25]*[.H25];2)" office:value-type="float" office:value="22.87" calcext:value-type="float">
            <text:p>22,87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5]*[.I25]" office:value-type="float" office:value="4.574" calcext:value-type="float">
            <text:p>4,57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22-03-23" calcext:value-type="date">
            <text:p>23/3</text:p>
          </table:table-cell>
          <table:table-cell table:style-name="ce2" office:value-type="string" calcext:value-type="string">
            <text:p>Assurance Azur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upport mural pour moniteur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53.6620559692383" calcext:value-type="float">
            <text:p>53,66</text:p>
          </table:table-cell>
          <table:table-cell table:style-name="ce5" table:formula="of:=ROUND([.G26]*[.H26];2)" office:value-type="float" office:value="214.65" calcext:value-type="float">
            <text:p>214,65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6]*[.I26]" office:value-type="float" office:value="42.93" calcext:value-type="float">
            <text:p>42,93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22-03-23" calcext:value-type="date">
            <text:p>23/3</text:p>
          </table:table-cell>
          <table:table-cell table:style-name="ce2" office:value-type="string" calcext:value-type="string">
            <text:p>Assurance Azur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iltre anti-reflet pour moniteur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24.2393932342529" calcext:value-type="float">
            <text:p>24,24</text:p>
          </table:table-cell>
          <table:table-cell table:style-name="ce5" table:formula="of:=ROUND([.G27]*[.H27];2)" office:value-type="float" office:value="121.2" calcext:value-type="float">
            <text:p>121,20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7]*[.I27]" office:value-type="float" office:value="24.24" calcext:value-type="float">
            <text:p>24,24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22-03-24" calcext:value-type="date">
            <text:p>24/3</text:p>
          </table:table-cell>
          <table:table-cell table:style-name="ce2" office:value-type="string" calcext:value-type="string">
            <text:p>Alpha+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oîte de CD-RW /1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23.1722507476807" calcext:value-type="float">
            <text:p>23,17</text:p>
          </table:table-cell>
          <table:table-cell table:style-name="ce5" table:formula="of:=ROUND([.G28]*[.H28];2)" office:value-type="float" office:value="231.72" calcext:value-type="float">
            <text:p>231,72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8]*[.I28]" office:value-type="float" office:value="46.344" calcext:value-type="float">
            <text:p>46,34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22-03-24" calcext:value-type="date">
            <text:p>24/3</text:p>
          </table:table-cell>
          <table:table-cell table:style-name="ce2" office:value-type="string" calcext:value-type="string">
            <text:p>Alpha+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lulatrice scientifique Cazio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34.3010292053223" calcext:value-type="float">
            <text:p>34,30</text:p>
          </table:table-cell>
          <table:table-cell table:style-name="ce5" table:formula="of:=ROUND([.G29]*[.H29];2)" office:value-type="float" office:value="68.6" calcext:value-type="float">
            <text:p>68,60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29]*[.I29]" office:value-type="float" office:value="13.72" calcext:value-type="float">
            <text:p>13,72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22-03-24" calcext:value-type="date">
            <text:p>24/3</text:p>
          </table:table-cell>
          <table:table-cell table:style-name="ce2" office:value-type="string" calcext:value-type="string">
            <text:p>Alpha+</text:p>
          </table:table-cell>
          <table:table-cell table:style-name="ce2" office:value-type="string" calcext:value-type="string">
            <text:p>OU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es grandes courants du management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1.4336767196655" calcext:value-type="float">
            <text:p>11,43</text:p>
          </table:table-cell>
          <table:table-cell table:style-name="ce5" table:formula="of:=ROUND([.G30]*[.H30];2)" office:value-type="float" office:value="57.17" calcext:value-type="float">
            <text:p>57,17</text:p>
          </table:table-cell>
          <table:table-cell table:style-name="ce7" office:value-type="percentage" office:value="0.07" calcext:value-type="percentage">
            <text:p>7,00 %</text:p>
          </table:table-cell>
          <table:table-cell table:style-name="ce5" table:formula="of:=[.J30]*[.I30]" office:value-type="float" office:value="4.0019" calcext:value-type="float">
            <text:p>4,00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22-03-24" calcext:value-type="date">
            <text:p>24/3</text:p>
          </table:table-cell>
          <table:table-cell table:style-name="ce2" office:value-type="string" calcext:value-type="string">
            <text:p>Lycée Estournelles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ylo à transparents effaçables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31]*[.H31];2)" office:value-type="float" office:value="114.34" calcext:value-type="float">
            <text:p>114,34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1]*[.I31]" office:value-type="float" office:value="22.868" calcext:value-type="float">
            <text:p>22,87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22-03-24" calcext:value-type="date">
            <text:p>24/3</text:p>
          </table:table-cell>
          <table:table-cell table:style-name="ce2" office:value-type="string" calcext:value-type="string">
            <text:p>Lycée Estournelles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ylo à transparents permanents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32]*[.H32];2)" office:value-type="float" office:value="114.34" calcext:value-type="float">
            <text:p>114,34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2]*[.I32]" office:value-type="float" office:value="22.868" calcext:value-type="float">
            <text:p>22,87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22-03-24" calcext:value-type="date">
            <text:p>24/3</text:p>
          </table:table-cell>
          <table:table-cell table:style-name="ce2" office:value-type="string" calcext:value-type="string">
            <text:p>Lycée Estournelles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oîte de CD-R 74 mn/1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5.0924530029297" calcext:value-type="float">
            <text:p>15,09</text:p>
          </table:table-cell>
          <table:table-cell table:style-name="ce5" table:formula="of:=ROUND([.G33]*[.H33];2)" office:value-type="float" office:value="301.85" calcext:value-type="float">
            <text:p>301,85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3]*[.I33]" office:value-type="float" office:value="60.37" calcext:value-type="float">
            <text:p>60,37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2-03-26" calcext:value-type="date">
            <text:p>26/3</text:p>
          </table:table-cell>
          <table:table-cell table:style-name="ce2" office:value-type="string" calcext:value-type="string">
            <text:p>SériTech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ylo à transparents effaçable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34]*[.H34];2)" office:value-type="float" office:value="11.43" calcext:value-type="float">
            <text:p>11,43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4]*[.I34]" office:value-type="float" office:value="2.286" calcext:value-type="float">
            <text:p>2,29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2-03-26" calcext:value-type="date">
            <text:p>26/3</text:p>
          </table:table-cell>
          <table:table-cell table:style-name="ce2" office:value-type="string" calcext:value-type="string">
            <text:p>SériTech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ylo à transparents permanent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.14336764812469" calcext:value-type="float">
            <text:p>1,14</text:p>
          </table:table-cell>
          <table:table-cell table:style-name="ce5" table:formula="of:=ROUND([.G35]*[.H35];2)" office:value-type="float" office:value="11.43" calcext:value-type="float">
            <text:p>11,43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5]*[.I35]" office:value-type="float" office:value="2.286" calcext:value-type="float">
            <text:p>2,29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2-03-26" calcext:value-type="date">
            <text:p>26/3</text:p>
          </table:table-cell>
          <table:table-cell table:style-name="ce2" office:value-type="string" calcext:value-type="string">
            <text:p>SériTech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oîtes de disquettes 3,5''/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5.33571577072144" calcext:value-type="float">
            <text:p>5,34</text:p>
          </table:table-cell>
          <table:table-cell table:style-name="ce5" table:formula="of:=ROUND([.G36]*[.H36];2)" office:value-type="float" office:value="10.67" calcext:value-type="float">
            <text:p>10,67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6]*[.I36]" office:value-type="float" office:value="2.134" calcext:value-type="float">
            <text:p>2,13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2-03-26" calcext:value-type="date">
            <text:p>26/3</text:p>
          </table:table-cell>
          <table:table-cell table:style-name="ce2" office:value-type="string" calcext:value-type="string">
            <text:p>SériTech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oîte de CD-R 74 mn/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5.0924530029297" calcext:value-type="float">
            <text:p>15,09</text:p>
          </table:table-cell>
          <table:table-cell table:style-name="ce5" table:formula="of:=ROUND([.G37]*[.H37];2)" office:value-type="float" office:value="30.18" calcext:value-type="float">
            <text:p>30,18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7]*[.I37]" office:value-type="float" office:value="6.036" calcext:value-type="float">
            <text:p>6,04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2-03-26" calcext:value-type="date">
            <text:p>26/3</text:p>
          </table:table-cell>
          <table:table-cell table:style-name="ce2" office:value-type="string" calcext:value-type="string">
            <text:p>SériTech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lulatrice scientifique Cazi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4.3010292053223" calcext:value-type="float">
            <text:p>34,30</text:p>
          </table:table-cell>
          <table:table-cell table:style-name="ce5" table:formula="of:=ROUND([.G38]*[.H38];2)" office:value-type="float" office:value="34.3" calcext:value-type="float">
            <text:p>34,30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8]*[.I38]" office:value-type="float" office:value="6.86" calcext:value-type="float">
            <text:p>6,86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2-03-26" calcext:value-type="date">
            <text:p>26/3</text:p>
          </table:table-cell>
          <table:table-cell table:style-name="ce2" office:value-type="string" calcext:value-type="string">
            <text:p>SériTech</text:p>
          </table:table-cell>
          <table:table-cell table:style-name="ce2" office:value-type="string" calcext:value-type="string">
            <text:p>PA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amette papier multi usage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6.86020565032959" calcext:value-type="float">
            <text:p>6,86</text:p>
          </table:table-cell>
          <table:table-cell table:style-name="ce5" table:formula="of:=ROUND([.G39]*[.H39];2)" office:value-type="float" office:value="68.6" calcext:value-type="float">
            <text:p>68,60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39]*[.I39]" office:value-type="float" office:value="13.72" calcext:value-type="float">
            <text:p>13,72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2-03-26" calcext:value-type="date">
            <text:p>26/3</text:p>
          </table:table-cell>
          <table:table-cell table:style-name="ce2" office:value-type="string" calcext:value-type="string">
            <text:p>SériTech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iltre anti-reflet pour moniteu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4.2393932342529" calcext:value-type="float">
            <text:p>24,24</text:p>
          </table:table-cell>
          <table:table-cell table:style-name="ce5" table:formula="of:=ROUND([.G40]*[.H40];2)" office:value-type="float" office:value="24.24" calcext:value-type="float">
            <text:p>24,24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40]*[.I40]" office:value-type="float" office:value="4.848" calcext:value-type="float">
            <text:p>4,85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2-03-26" calcext:value-type="date">
            <text:p>26/3</text:p>
          </table:table-cell>
          <table:table-cell table:style-name="ce2" office:value-type="string" calcext:value-type="string">
            <text:p>SériTech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ebCam Sauni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71.1936874389648" calcext:value-type="float">
            <text:p>71,19</text:p>
          </table:table-cell>
          <table:table-cell table:style-name="ce5" table:formula="of:=ROUND([.G41]*[.H41];2)" office:value-type="float" office:value="142.39" calcext:value-type="float">
            <text:p>142,39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41]*[.I41]" office:value-type="float" office:value="28.478" calcext:value-type="float">
            <text:p>28,48</text:p>
          </table:table-cell>
          <table:table-cell table:number-columns-repeated="2"/>
          <table:table-cell table:style-name="ce11" table:number-columns-repeated="1637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2-03-26" calcext:value-type="date">
            <text:p>26/3</text:p>
          </table:table-cell>
          <table:table-cell table:style-name="ce2" office:value-type="string" calcext:value-type="string">
            <text:p>SériTech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it de reconnaissance vocale pour PC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68.6020584106445" calcext:value-type="float">
            <text:p>68,60</text:p>
          </table:table-cell>
          <table:table-cell table:style-name="ce5" table:formula="of:=ROUND([.G42]*[.H42];2)" office:value-type="float" office:value="137.2" calcext:value-type="float">
            <text:p>137,20</text:p>
          </table:table-cell>
          <table:table-cell table:style-name="ce7" office:value-type="percentage" office:value="0.2" calcext:value-type="percentage">
            <text:p>20,00 %</text:p>
          </table:table-cell>
          <table:table-cell table:style-name="ce5" table:formula="of:=[.J42]*[.I42]" office:value-type="float" office:value="27.44" calcext:value-type="float">
            <text:p>27,44</text:p>
          </table:table-cell>
          <table:table-cell/>
          <table:table-cell table:style-name="ce9"/>
          <table:table-cell table:style-name="ce11" table:number-columns-repeated="16371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9"/>
          <table:table-cell/>
          <table:table-cell table:style-name="ce11" table:number-columns-repeated="16371"/>
        </table:table-row>
        <table:table-row table:style-name="ro1" table:number-rows-repeated="1048532">
          <table:table-cell table:number-columns-repeated="13"/>
          <table:table-cell table:style-name="ce11" table:number-columns-repeated="16371"/>
        </table:table-row>
        <table:table-row table:style-name="ro1">
          <table:table-cell table:number-columns-repeated="13"/>
          <table:table-cell table:style-name="ce11" table:number-columns-repeated="16371"/>
        </table:table-row>
        <table:named-expressions>
          <table:named-range table:name="Copie_de_CORPS_FACTURE" table:base-cell-address="$detail.$A$1" table:cell-range-address="$detail.$A$1:.$K$42"/>
        </table:named-expressions>
      </table:table>
      <table:table table:name="TCD1" table:style-name="ta2">
        <office:forms form:automatic-focus="false" form:apply-design-mode="false"/>
        <table:table-column table:style-name="co12" table:default-cell-style-name="ce15"/>
        <table:table-column table:style-name="co13" table:default-cell-style-name="ce20"/>
        <table:table-column table:style-name="co14" table:default-cell-style-name="ce26"/>
        <table:table-column table:style-name="co11" table:default-cell-style-name="ce26"/>
        <table:table-column table:style-name="co11" table:default-cell-style-name="ce30"/>
        <table:table-column table:style-name="co15" table:default-cell-style-name="ce36"/>
        <table:table-column table:style-name="co16" table:number-columns-repeated="16378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2" office:value-type="string" calcext:value-type="string">
            <text:p>Somme de HT</text:p>
          </table:table-cell>
          <table:table-cell table:style-name="ce17" office:value-type="string" calcext:value-type="string">
            <text:p>CODECAT</text:p>
          </table:table-cell>
          <table:table-cell table:style-name="ce23" table:number-columns-repeated="3"/>
          <table:table-cell table:style-name="ce33"/>
          <table:table-cell table:style-name="Default" table:number-columns-repeated="16378"/>
        </table:table-row>
        <table:table-row table:style-name="ro1">
          <table:table-cell table:style-name="ce13" office:value-type="string" calcext:value-type="string">
            <text:p>NOMCLI</text:p>
          </table:table-cell>
          <table:table-cell table:style-name="ce18" office:value-type="string" calcext:value-type="string">
            <text:p>ACC</text:p>
          </table:table-cell>
          <table:table-cell table:style-name="ce24" office:value-type="string" calcext:value-type="string">
            <text:p>MOB</text:p>
          </table:table-cell>
          <table:table-cell table:style-name="ce24" office:value-type="string" calcext:value-type="string">
            <text:p>OUV</text:p>
          </table:table-cell>
          <table:table-cell table:style-name="ce24" office:value-type="string" calcext:value-type="string">
            <text:p>PAP</text:p>
          </table:table-cell>
          <table:table-cell table:style-name="ce34" office:value-type="string" calcext:value-type="string">
            <text:p>Total Résultat</text:p>
          </table:table-cell>
          <table:table-cell table:style-name="Default" table:number-columns-repeated="16378"/>
        </table:table-row>
        <table:table-row table:style-name="ro1">
          <table:table-cell table:style-name="ce14" office:value-type="string" calcext:value-type="string">
            <text:p>Alpha+</text:p>
          </table:table-cell>
          <table:table-cell table:style-name="ce19"/>
          <table:table-cell table:style-name="ce25" office:value-type="float" office:value="300.32" calcext:value-type="float">
            <text:p>300,32 €</text:p>
          </table:table-cell>
          <table:table-cell table:style-name="ce25" office:value-type="float" office:value="57.17" calcext:value-type="float">
            <text:p>57,17 €</text:p>
          </table:table-cell>
          <table:table-cell table:style-name="ce29"/>
          <table:table-cell table:style-name="ce35" office:value-type="float" office:value="357.49" calcext:value-type="float">
            <text:p>357,49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ssurance Azur</text:p>
          </table:table-cell>
          <table:table-cell office:value-type="float" office:value="34.3" calcext:value-type="float">
            <text:p>34,30 €</text:p>
          </table:table-cell>
          <table:table-cell office:value-type="float" office:value="335.85" calcext:value-type="float">
            <text:p>335,85 €</text:p>
          </table:table-cell>
          <table:table-cell table:number-columns-repeated="2"/>
          <table:table-cell office:value-type="float" office:value="370.15" calcext:value-type="float">
            <text:p>370,15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FR</text:p>
          </table:table-cell>
          <table:table-cell office:value-type="float" office:value="777.5" calcext:value-type="float">
            <text:p>777,50 €</text:p>
          </table:table-cell>
          <table:table-cell table:number-columns-repeated="3"/>
          <table:table-cell office:value-type="float" office:value="777.5" calcext:value-type="float">
            <text:p>777,50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rion</text:p>
          </table:table-cell>
          <table:table-cell/>
          <table:table-cell office:value-type="float" office:value="959.22" calcext:value-type="float">
            <text:p>959,22 €</text:p>
          </table:table-cell>
          <table:table-cell table:number-columns-repeated="2"/>
          <table:table-cell office:value-type="float" office:value="959.22" calcext:value-type="float">
            <text:p>959,22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Joue Club</text:p>
          </table:table-cell>
          <table:table-cell office:value-type="float" office:value="49.16" calcext:value-type="float">
            <text:p>49,16 €</text:p>
          </table:table-cell>
          <table:table-cell office:value-type="float" office:value="573.66" calcext:value-type="float">
            <text:p>573,66 €</text:p>
          </table:table-cell>
          <table:table-cell office:value-type="float" office:value="19.06" calcext:value-type="float">
            <text:p>19,06 €</text:p>
          </table:table-cell>
          <table:table-cell/>
          <table:table-cell office:value-type="float" office:value="641.88" calcext:value-type="float">
            <text:p>641,88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Lycée Estournelles</text:p>
          </table:table-cell>
          <table:table-cell office:value-type="float" office:value="228.68" calcext:value-type="float">
            <text:p>228,68 €</text:p>
          </table:table-cell>
          <table:table-cell office:value-type="float" office:value="301.85" calcext:value-type="float">
            <text:p>301,85 €</text:p>
          </table:table-cell>
          <table:table-cell table:number-columns-repeated="2"/>
          <table:table-cell office:value-type="float" office:value="530.53" calcext:value-type="float">
            <text:p>530,53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écanord</text:p>
          </table:table-cell>
          <table:table-cell office:value-type="float" office:value="43.44" calcext:value-type="float">
            <text:p>43,44 €</text:p>
          </table:table-cell>
          <table:table-cell/>
          <table:table-cell office:value-type="float" office:value="76.22" calcext:value-type="float">
            <text:p>76,22 €</text:p>
          </table:table-cell>
          <table:table-cell office:value-type="float" office:value="34.3" calcext:value-type="float">
            <text:p>34,30 €</text:p>
          </table:table-cell>
          <table:table-cell office:value-type="float" office:value="153.96" calcext:value-type="float">
            <text:p>153,96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icropuce</text:p>
          </table:table-cell>
          <table:table-cell office:value-type="float" office:value="137.2" calcext:value-type="float">
            <text:p>137,20 €</text:p>
          </table:table-cell>
          <table:table-cell office:value-type="float" office:value="90.55" calcext:value-type="float">
            <text:p>90,55 €</text:p>
          </table:table-cell>
          <table:table-cell office:value-type="float" office:value="439.81" calcext:value-type="float">
            <text:p>439,81 €</text:p>
          </table:table-cell>
          <table:table-cell/>
          <table:table-cell office:value-type="float" office:value="667.56" calcext:value-type="float">
            <text:p>667,56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ériTech</text:p>
          </table:table-cell>
          <table:table-cell table:style-name="ce21" office:value-type="float" office:value="22.86" calcext:value-type="float">
            <text:p>22,86 €</text:p>
          </table:table-cell>
          <table:table-cell table:style-name="ce27" office:value-type="float" office:value="378.98" calcext:value-type="float">
            <text:p>378,98 €</text:p>
          </table:table-cell>
          <table:table-cell table:style-name="ce27"/>
          <table:table-cell table:style-name="ce31" office:value-type="float" office:value="68.6" calcext:value-type="float">
            <text:p>68,60 €</text:p>
          </table:table-cell>
          <table:table-cell table:style-name="ce37" office:value-type="float" office:value="470.44" calcext:value-type="float">
            <text:p>470,44 €</text:p>
          </table:table-cell>
          <table:table-cell table:style-name="Default" table:number-columns-repeated="16378"/>
        </table:table-row>
        <table:table-row table:style-name="ro1">
          <table:table-cell table:style-name="ce16" office:value-type="string" calcext:value-type="string">
            <text:p>Total Résultat</text:p>
          </table:table-cell>
          <table:table-cell table:style-name="ce22" office:value-type="float" office:value="1293.14" calcext:value-type="float">
            <text:p>1 293,14 €</text:p>
          </table:table-cell>
          <table:table-cell table:style-name="ce28" office:value-type="float" office:value="2940.43" calcext:value-type="float">
            <text:p>2 940,43 €</text:p>
          </table:table-cell>
          <table:table-cell table:style-name="ce28" office:value-type="float" office:value="592.26" calcext:value-type="float">
            <text:p>592,26 €</text:p>
          </table:table-cell>
          <table:table-cell table:style-name="ce32" office:value-type="float" office:value="102.9" calcext:value-type="float">
            <text:p>102,90 €</text:p>
          </table:table-cell>
          <table:table-cell table:style-name="ce38" office:value-type="float" office:value="4928.73" calcext:value-type="float">
            <text:p>4 928,73 €</text:p>
          </table:table-cell>
          <table:table-cell table:style-name="Default" table:number-columns-repeated="16378"/>
        </table:table-row>
      </table:table>
      <table:table table:name="TCD2" table:style-name="ta3">
        <table:table-column table:style-name="co17" table:default-cell-style-name="Default"/>
        <table:table-column table:style-name="co18" table:number-columns-repeated="3" table:default-cell-style-name="Default"/>
        <table:table-column table:style-name="co19"/>
        <table:table-column table:style-name="co20"/>
        <table:table-column table:style-name="co16" table:number-columns-repeated="16378"/>
        <table:table-row table:style-name="ro1" table:number-rows-repeated="2">
          <table:table-cell table:number-columns-repeated="4"/>
          <table:table-cell table:style-name="Default" table:number-columns-repeated="16380"/>
        </table:table-row>
        <table:table-row table:style-name="ro1">
          <table:table-cell table:style-name="ce12" office:value-type="string" calcext:value-type="string">
            <text:p>Somme de HT</text:p>
          </table:table-cell>
          <table:table-cell table:style-name="ce17" office:value-type="string" calcext:value-type="string">
            <text:p>CODECAT</text:p>
          </table:table-cell>
          <table:table-cell table:style-name="ce23"/>
          <table:table-cell table:style-name="ce33"/>
          <table:table-cell table:style-name="Default" table:number-columns-repeated="16380"/>
        </table:table-row>
        <table:table-row table:style-name="ro1">
          <table:table-cell table:style-name="ce13" office:value-type="string" calcext:value-type="string">
            <text:p>NOMCLI</text:p>
          </table:table-cell>
          <table:table-cell table:style-name="ce40" office:value-type="string" calcext:value-type="string">
            <text:p>ACC</text:p>
          </table:table-cell>
          <table:table-cell table:style-name="ce43" office:value-type="string" calcext:value-type="string">
            <text:p>MOB</text:p>
          </table:table-cell>
          <table:table-cell table:style-name="ce34" office:value-type="string" calcext:value-type="string">
            <text:p>Total Résultat</text:p>
          </table:table-cell>
          <table:table-cell table:style-name="Default" table:number-columns-repeated="16380"/>
        </table:table-row>
        <table:table-row table:style-name="ro1">
          <table:table-cell table:style-name="ce39" office:value-type="string" calcext:value-type="string">
            <text:p>Lycée Estournelles</text:p>
          </table:table-cell>
          <table:table-cell table:style-name="ce41" office:value-type="float" office:value="228.68" calcext:value-type="float">
            <text:p>228,68 €</text:p>
          </table:table-cell>
          <table:table-cell table:style-name="ce44" office:value-type="float" office:value="301.85" calcext:value-type="float">
            <text:p>301,85 €</text:p>
          </table:table-cell>
          <table:table-cell table:style-name="ce46" office:value-type="float" office:value="530.53" calcext:value-type="float">
            <text:p>530,53 €</text:p>
          </table:table-cell>
          <table:table-cell table:style-name="Default" table:number-columns-repeated="16380"/>
        </table:table-row>
        <table:table-row table:style-name="ro1">
          <table:table-cell table:style-name="ce16" office:value-type="string" calcext:value-type="string">
            <text:p>Total Résultat</text:p>
          </table:table-cell>
          <table:table-cell table:style-name="ce42" office:value-type="float" office:value="228.68" calcext:value-type="float">
            <text:p>228,68 €</text:p>
          </table:table-cell>
          <table:table-cell table:style-name="ce45" office:value-type="float" office:value="301.85" calcext:value-type="float">
            <text:p>301,85 €</text:p>
          </table:table-cell>
          <table:table-cell table:style-name="ce38" office:value-type="float" office:value="530.53" calcext:value-type="float">
            <text:p>530,53 €</text:p>
          </table:table-cell>
          <table:table-cell table:style-name="Default" table:number-columns-repeated="16380"/>
        </table:table-row>
        <table:named-expressions>
          <table:named-expression table:name="Copie_de_CORPS_FACTURE" table:base-cell-address="$detail.$A$1" table:expression="#REF!"/>
        </table:named-expressions>
      </table:table>
      <table:table table:name="TCD3" table:style-name="ta4">
        <table:table-column table:style-name="co17" table:default-cell-style-name="ce47"/>
        <table:table-column table:style-name="co18" table:default-cell-style-name="ce49"/>
        <table:table-column table:style-name="co18" table:default-cell-style-name="ce52"/>
        <table:table-column table:style-name="co18" table:default-cell-style-name="ce55"/>
        <table:table-column table:style-name="co18"/>
        <table:table-column table:style-name="co20"/>
        <table:table-column table:style-name="co16" table:number-columns-repeated="16378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2" office:value-type="string" calcext:value-type="string">
            <text:p>Somme de HT</text:p>
          </table:table-cell>
          <table:table-cell table:style-name="ce17" office:value-type="string" calcext:value-type="string">
            <text:p>CODECAT</text:p>
          </table:table-cell>
          <table:table-cell table:style-name="ce23"/>
          <table:table-cell table:style-name="ce33"/>
          <table:table-cell table:style-name="Default" table:number-columns-repeated="16380"/>
        </table:table-row>
        <table:table-row table:style-name="ro1">
          <table:table-cell table:style-name="ce13" office:value-type="string" calcext:value-type="string">
            <text:p>NOMCLI</text:p>
          </table:table-cell>
          <table:table-cell table:style-name="ce40" office:value-type="string" calcext:value-type="string">
            <text:p>MOB</text:p>
          </table:table-cell>
          <table:table-cell table:style-name="ce43" office:value-type="string" calcext:value-type="string">
            <text:p>OUV</text:p>
          </table:table-cell>
          <table:table-cell table:style-name="ce34" office:value-type="string" calcext:value-type="string">
            <text:p>Total Résultat</text:p>
          </table:table-cell>
          <table:table-cell table:style-name="Default" table:number-columns-repeated="16380"/>
        </table:table-row>
        <table:table-row table:style-name="ro1">
          <table:table-cell table:style-name="ce39" office:value-type="string" calcext:value-type="string">
            <text:p>Alpha+</text:p>
          </table:table-cell>
          <table:table-cell table:style-name="ce48" office:value-type="float" office:value="300.32" calcext:value-type="float">
            <text:p>300,32 €</text:p>
          </table:table-cell>
          <table:table-cell table:style-name="ce51" office:value-type="float" office:value="57.17" calcext:value-type="float">
            <text:p>57,17 €</text:p>
          </table:table-cell>
          <table:table-cell table:style-name="ce54" office:value-type="float" office:value="357.49" calcext:value-type="float">
            <text:p>357,49 €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Assurance Azur</text:p>
          </table:table-cell>
          <table:table-cell office:value-type="float" office:value="335.85" calcext:value-type="float">
            <text:p>335,85 €</text:p>
          </table:table-cell>
          <table:table-cell/>
          <table:table-cell office:value-type="float" office:value="335.85" calcext:value-type="float">
            <text:p>335,85 €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rion</text:p>
          </table:table-cell>
          <table:table-cell office:value-type="float" office:value="959.22" calcext:value-type="float">
            <text:p>959,22 €</text:p>
          </table:table-cell>
          <table:table-cell/>
          <table:table-cell office:value-type="float" office:value="959.22" calcext:value-type="float">
            <text:p>959,22 €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Joue Club</text:p>
          </table:table-cell>
          <table:table-cell office:value-type="float" office:value="573.66" calcext:value-type="float">
            <text:p>573,66 €</text:p>
          </table:table-cell>
          <table:table-cell office:value-type="float" office:value="19.06" calcext:value-type="float">
            <text:p>19,06 €</text:p>
          </table:table-cell>
          <table:table-cell office:value-type="float" office:value="592.72" calcext:value-type="float">
            <text:p>592,72 €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Lycée Estournelles</text:p>
          </table:table-cell>
          <table:table-cell office:value-type="float" office:value="301.85" calcext:value-type="float">
            <text:p>301,85 €</text:p>
          </table:table-cell>
          <table:table-cell/>
          <table:table-cell office:value-type="float" office:value="301.85" calcext:value-type="float">
            <text:p>301,85 €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écanord</text:p>
          </table:table-cell>
          <table:table-cell/>
          <table:table-cell table:number-columns-repeated="2" office:value-type="float" office:value="76.22" calcext:value-type="float">
            <text:p>76,22 €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icropuce</text:p>
          </table:table-cell>
          <table:table-cell office:value-type="float" office:value="90.55" calcext:value-type="float">
            <text:p>90,55 €</text:p>
          </table:table-cell>
          <table:table-cell office:value-type="float" office:value="439.81" calcext:value-type="float">
            <text:p>439,81 €</text:p>
          </table:table-cell>
          <table:table-cell office:value-type="float" office:value="530.36" calcext:value-type="float">
            <text:p>530,36 €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ériTech</text:p>
          </table:table-cell>
          <table:table-cell table:style-name="ce50" office:value-type="float" office:value="378.98" calcext:value-type="float">
            <text:p>378,98 €</text:p>
          </table:table-cell>
          <table:table-cell table:style-name="ce53"/>
          <table:table-cell table:style-name="ce56" office:value-type="float" office:value="378.98" calcext:value-type="float">
            <text:p>378,98 €</text:p>
          </table:table-cell>
          <table:table-cell table:style-name="Default" table:number-columns-repeated="16380"/>
        </table:table-row>
        <table:table-row table:style-name="ro1">
          <table:table-cell table:style-name="ce16" office:value-type="string" calcext:value-type="string">
            <text:p>Total Résultat</text:p>
          </table:table-cell>
          <table:table-cell table:style-name="ce42" office:value-type="float" office:value="2940.43" calcext:value-type="float">
            <text:p>2 940,43 €</text:p>
          </table:table-cell>
          <table:table-cell table:style-name="ce45" office:value-type="float" office:value="592.26" calcext:value-type="float">
            <text:p>592,26 €</text:p>
          </table:table-cell>
          <table:table-cell table:style-name="ce38" office:value-type="float" office:value="3532.69" calcext:value-type="float">
            <text:p>3 532,69 €</text:p>
          </table:table-cell>
          <table:table-cell table:style-name="Default" table:number-columns-repeated="16380"/>
        </table:table-row>
        <table:named-expressions>
          <table:named-expression table:name="Copie_de_CORPS_FACTURE" table:base-cell-address="$detail.$A$1" table:expression="#REF!"/>
        </table:named-expressions>
      </table:table>
      <table:table table:name="TCD4" table:style-name="ta5">
        <table:table-column table:style-name="co17" table:default-cell-style-name="ce47"/>
        <table:table-column table:style-name="co18" table:default-cell-style-name="ce49"/>
        <table:table-column table:style-name="co18" table:default-cell-style-name="ce58"/>
        <table:table-column table:style-name="co18" table:default-cell-style-name="ce52"/>
        <table:table-column table:style-name="co18" table:default-cell-style-name="ce55"/>
        <table:table-column table:style-name="co20"/>
        <table:table-column table:style-name="co16" table:number-columns-repeated="16378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2" office:value-type="string" calcext:value-type="string">
            <text:p>Somme de HT</text:p>
          </table:table-cell>
          <table:table-cell table:style-name="ce17" office:value-type="string" calcext:value-type="string">
            <text:p>CODECAT</text:p>
          </table:table-cell>
          <table:table-cell table:style-name="ce23" table:number-columns-repeated="2"/>
          <table:table-cell table:style-name="ce33"/>
          <table:table-cell table:style-name="Default" table:number-columns-repeated="16379"/>
        </table:table-row>
        <table:table-row table:style-name="ro1">
          <table:table-cell table:style-name="ce13" office:value-type="string" calcext:value-type="string">
            <text:p>NOMCLI</text:p>
          </table:table-cell>
          <table:table-cell table:style-name="ce40" office:value-type="string" calcext:value-type="string">
            <text:p>MOB</text:p>
          </table:table-cell>
          <table:table-cell table:style-name="ce43" office:value-type="string" calcext:value-type="string">
            <text:p>OUV</text:p>
          </table:table-cell>
          <table:table-cell table:style-name="ce43" office:value-type="string" calcext:value-type="string">
            <text:p>PAP</text:p>
          </table:table-cell>
          <table:table-cell table:style-name="ce34" office:value-type="string" calcext:value-type="string">
            <text:p>Total Résultat</text:p>
          </table:table-cell>
          <table:table-cell table:style-name="Default" table:number-columns-repeated="16379"/>
        </table:table-row>
        <table:table-row table:style-name="ro1">
          <table:table-cell table:style-name="ce39" office:value-type="string" calcext:value-type="string">
            <text:p>Alpha+</text:p>
          </table:table-cell>
          <table:table-cell table:style-name="ce48" office:value-type="float" office:value="300.32" calcext:value-type="float">
            <text:p>300,32 €</text:p>
          </table:table-cell>
          <table:table-cell table:style-name="ce57" office:value-type="float" office:value="57.17" calcext:value-type="float">
            <text:p>57,17 €</text:p>
          </table:table-cell>
          <table:table-cell table:style-name="ce51"/>
          <table:table-cell table:style-name="ce54" office:value-type="float" office:value="357.49" calcext:value-type="float">
            <text:p>357,49 €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Assurance Azur</text:p>
          </table:table-cell>
          <table:table-cell office:value-type="float" office:value="335.85" calcext:value-type="float">
            <text:p>335,85 €</text:p>
          </table:table-cell>
          <table:table-cell table:number-columns-repeated="2"/>
          <table:table-cell office:value-type="float" office:value="335.85" calcext:value-type="float">
            <text:p>335,85 €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rion</text:p>
          </table:table-cell>
          <table:table-cell office:value-type="float" office:value="959.22" calcext:value-type="float">
            <text:p>959,22 €</text:p>
          </table:table-cell>
          <table:table-cell table:number-columns-repeated="2"/>
          <table:table-cell office:value-type="float" office:value="959.22" calcext:value-type="float">
            <text:p>959,22 €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Joue Club</text:p>
          </table:table-cell>
          <table:table-cell office:value-type="float" office:value="573.66" calcext:value-type="float">
            <text:p>573,66 €</text:p>
          </table:table-cell>
          <table:table-cell office:value-type="float" office:value="19.06" calcext:value-type="float">
            <text:p>19,06 €</text:p>
          </table:table-cell>
          <table:table-cell/>
          <table:table-cell office:value-type="float" office:value="592.72" calcext:value-type="float">
            <text:p>592,72 €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Lycée Estournelles</text:p>
          </table:table-cell>
          <table:table-cell office:value-type="float" office:value="301.85" calcext:value-type="float">
            <text:p>301,85 €</text:p>
          </table:table-cell>
          <table:table-cell table:number-columns-repeated="2"/>
          <table:table-cell office:value-type="float" office:value="301.85" calcext:value-type="float">
            <text:p>301,85 €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Mécanord</text:p>
          </table:table-cell>
          <table:table-cell/>
          <table:table-cell office:value-type="float" office:value="76.22" calcext:value-type="float">
            <text:p>76,22 €</text:p>
          </table:table-cell>
          <table:table-cell office:value-type="float" office:value="34.3" calcext:value-type="float">
            <text:p>34,30 €</text:p>
          </table:table-cell>
          <table:table-cell office:value-type="float" office:value="110.52" calcext:value-type="float">
            <text:p>110,52 €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Micropuce</text:p>
          </table:table-cell>
          <table:table-cell office:value-type="float" office:value="90.55" calcext:value-type="float">
            <text:p>90,55 €</text:p>
          </table:table-cell>
          <table:table-cell office:value-type="float" office:value="439.81" calcext:value-type="float">
            <text:p>439,81 €</text:p>
          </table:table-cell>
          <table:table-cell/>
          <table:table-cell office:value-type="float" office:value="530.36" calcext:value-type="float">
            <text:p>530,36 €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SériTech</text:p>
          </table:table-cell>
          <table:table-cell table:style-name="ce50" office:value-type="float" office:value="378.98" calcext:value-type="float">
            <text:p>378,98 €</text:p>
          </table:table-cell>
          <table:table-cell table:style-name="ce59"/>
          <table:table-cell table:style-name="ce53" office:value-type="float" office:value="68.6" calcext:value-type="float">
            <text:p>68,60 €</text:p>
          </table:table-cell>
          <table:table-cell table:style-name="ce56" office:value-type="float" office:value="447.58" calcext:value-type="float">
            <text:p>447,58 €</text:p>
          </table:table-cell>
          <table:table-cell table:style-name="Default" table:number-columns-repeated="16379"/>
        </table:table-row>
        <table:table-row table:style-name="ro1">
          <table:table-cell table:style-name="ce16" office:value-type="string" calcext:value-type="string">
            <text:p>Total Résultat</text:p>
          </table:table-cell>
          <table:table-cell table:style-name="ce42" office:value-type="float" office:value="2940.43" calcext:value-type="float">
            <text:p>2 940,43 €</text:p>
          </table:table-cell>
          <table:table-cell table:style-name="ce60" office:value-type="float" office:value="592.26" calcext:value-type="float">
            <text:p>592,26 €</text:p>
          </table:table-cell>
          <table:table-cell table:style-name="ce45" office:value-type="float" office:value="102.9" calcext:value-type="float">
            <text:p>102,90 €</text:p>
          </table:table-cell>
          <table:table-cell table:style-name="ce38" office:value-type="float" office:value="3635.59" calcext:value-type="float">
            <text:p>3 635,59 €</text:p>
          </table:table-cell>
          <table:table-cell table:style-name="Default" table:number-columns-repeated="16379"/>
        </table:table-row>
        <table:named-expressions>
          <table:named-expression table:name="Copie_de_CORPS_FACTURE" table:base-cell-address="$detail.$A$1" table:expression="#REF!"/>
        </table:named-expressions>
      </table:table>
      <table:table table:name="TCD5" table:style-name="ta6">
        <table:table-column table:style-name="co17" table:default-cell-style-name="ce15"/>
        <table:table-column table:style-name="co18" table:default-cell-style-name="ce63"/>
        <table:table-column table:style-name="co18" table:number-columns-repeated="2" table:default-cell-style-name="ce68"/>
        <table:table-column table:style-name="co18" table:default-cell-style-name="ce72"/>
        <table:table-column table:style-name="co18" table:default-cell-style-name="ce76"/>
        <table:table-column table:style-name="co16" table:number-columns-repeated="16378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2" office:value-type="string" calcext:value-type="string">
            <text:p>Nombre de HT</text:p>
          </table:table-cell>
          <table:table-cell table:style-name="ce17" office:value-type="string" calcext:value-type="string">
            <text:p>CODECAT</text:p>
          </table:table-cell>
          <table:table-cell table:style-name="ce23" table:number-columns-repeated="3"/>
          <table:table-cell table:style-name="ce33"/>
          <table:table-cell table:style-name="Default" table:number-columns-repeated="16378"/>
        </table:table-row>
        <table:table-row table:style-name="ro1">
          <table:table-cell table:style-name="ce13" office:value-type="string" calcext:value-type="string">
            <text:p>NOMCLI</text:p>
          </table:table-cell>
          <table:table-cell table:style-name="ce61" office:value-type="string" calcext:value-type="string">
            <text:p>ACC</text:p>
          </table:table-cell>
          <table:table-cell table:style-name="ce66" office:value-type="string" calcext:value-type="string">
            <text:p>MOB</text:p>
          </table:table-cell>
          <table:table-cell table:style-name="ce66" office:value-type="string" calcext:value-type="string">
            <text:p>OUV</text:p>
          </table:table-cell>
          <table:table-cell table:style-name="ce66" office:value-type="string" calcext:value-type="string">
            <text:p>PAP</text:p>
          </table:table-cell>
          <table:table-cell table:style-name="ce34" office:value-type="string" calcext:value-type="string">
            <text:p>Total Résultat</text:p>
          </table:table-cell>
          <table:table-cell table:style-name="Default" table:number-columns-repeated="16378"/>
        </table:table-row>
        <table:table-row table:style-name="ro1">
          <table:table-cell table:style-name="ce14" office:value-type="string" calcext:value-type="string">
            <text:p>Alpha+</text:p>
          </table:table-cell>
          <table:table-cell table:style-name="ce6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ssurance Azu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FR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r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Joue Cl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Lycée Estournel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écanord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icropu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ériTech</text:p>
          </table:table-cell>
          <table:table-cell table:style-name="ce64" office:value-type="float" office:value="2" calcext:value-type="float">
            <text:p>2</text:p>
          </table:table-cell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73" office:value-type="float" office:value="1" calcext:value-type="float">
            <text:p>1</text:p>
          </table:table-cell>
          <table:table-cell table:style-name="ce77"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style-name="ce16" office:value-type="string" calcext:value-type="string">
            <text:p>Total Résultat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78" office:value-type="float" office:value="41" calcext:value-type="float">
            <text:p>41</text:p>
          </table:table-cell>
          <table:table-cell table:style-name="Default" table:number-columns-repeated="16378"/>
        </table:table-row>
        <table:named-expressions>
          <table:named-expression table:name="Copie_de_CORPS_FACTURE" table:base-cell-address="$detail.$A$1" table:expression="#REF!"/>
        </table:named-expressions>
      </table:table>
      <table:table table:name="TCD6" table:style-name="ta7">
        <table:table-column table:style-name="co17" table:default-cell-style-name="ce15"/>
        <table:table-column table:style-name="co18" table:default-cell-style-name="ce80"/>
        <table:table-column table:style-name="co18" table:number-columns-repeated="2" table:default-cell-style-name="ce84"/>
        <table:table-column table:style-name="co18" table:default-cell-style-name="ce88"/>
        <table:table-column table:style-name="co18" table:default-cell-style-name="ce92"/>
        <table:table-column table:style-name="co16" table:number-columns-repeated="16378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2" office:value-type="string" calcext:value-type="string">
            <text:p>Somme de HT</text:p>
          </table:table-cell>
          <table:table-cell table:style-name="ce17" office:value-type="string" calcext:value-type="string">
            <text:p>CODECAT</text:p>
          </table:table-cell>
          <table:table-cell table:style-name="ce23" table:number-columns-repeated="3"/>
          <table:table-cell table:style-name="ce33"/>
          <table:table-cell table:style-name="Default" table:number-columns-repeated="16378"/>
        </table:table-row>
        <table:table-row table:style-name="ro1">
          <table:table-cell table:style-name="ce13" office:value-type="string" calcext:value-type="string">
            <text:p>NOMCLI</text:p>
          </table:table-cell>
          <table:table-cell table:style-name="ce61" office:value-type="string" calcext:value-type="string">
            <text:p>ACC</text:p>
          </table:table-cell>
          <table:table-cell table:style-name="ce66" office:value-type="string" calcext:value-type="string">
            <text:p>MOB</text:p>
          </table:table-cell>
          <table:table-cell table:style-name="ce66" office:value-type="string" calcext:value-type="string">
            <text:p>OUV</text:p>
          </table:table-cell>
          <table:table-cell table:style-name="ce66" office:value-type="string" calcext:value-type="string">
            <text:p>PAP</text:p>
          </table:table-cell>
          <table:table-cell table:style-name="ce34" office:value-type="string" calcext:value-type="string">
            <text:p>Total Résultat</text:p>
          </table:table-cell>
          <table:table-cell table:style-name="Default" table:number-columns-repeated="16378"/>
        </table:table-row>
        <table:table-row table:style-name="ro1">
          <table:table-cell table:style-name="ce14" office:value-type="string" calcext:value-type="string">
            <text:p>Alpha+</text:p>
          </table:table-cell>
          <table:table-cell table:style-name="ce79"/>
          <table:table-cell table:style-name="ce83" office:value-type="percentage" office:value="0.840079442781616" calcext:value-type="percentage">
            <text:p>84,01%</text:p>
          </table:table-cell>
          <table:table-cell table:style-name="ce83" office:value-type="percentage" office:value="0.159920557218384" calcext:value-type="percentage">
            <text:p>15,99%</text:p>
          </table:table-cell>
          <table:table-cell table:style-name="ce87"/>
          <table:table-cell table:style-name="ce91"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ssurance Azur</text:p>
          </table:table-cell>
          <table:table-cell office:value-type="percentage" office:value="0.0926651357557747" calcext:value-type="percentage">
            <text:p>9,27%</text:p>
          </table:table-cell>
          <table:table-cell office:value-type="percentage" office:value="0.907334864244225" calcext:value-type="percentage">
            <text:p>90,73%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FR</text:p>
          </table:table-cell>
          <table:table-cell office:value-type="percentage" office:value="1" calcext:value-type="percentage">
            <text:p>100,00%</text:p>
          </table:table-cell>
          <table:table-cell table:number-columns-repeated="3"/>
          <table:table-cell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rion</text:p>
          </table:table-cell>
          <table:table-cell/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Joue Club</text:p>
          </table:table-cell>
          <table:table-cell office:value-type="percentage" office:value="0.0765875241478158" calcext:value-type="percentage">
            <text:p>7,66%</text:p>
          </table:table-cell>
          <table:table-cell office:value-type="percentage" office:value="0.893718452047112" calcext:value-type="percentage">
            <text:p>89,37%</text:p>
          </table:table-cell>
          <table:table-cell office:value-type="percentage" office:value="0.0296940238050726" calcext:value-type="percentage">
            <text:p>2,97%</text:p>
          </table:table-cell>
          <table:table-cell/>
          <table:table-cell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Lycée Estournelles</text:p>
          </table:table-cell>
          <table:table-cell office:value-type="percentage" office:value="0.431040657455752" calcext:value-type="percentage">
            <text:p>43,10%</text:p>
          </table:table-cell>
          <table:table-cell office:value-type="percentage" office:value="0.568959342544248" calcext:value-type="percentage">
            <text:p>56,90%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écanord</text:p>
          </table:table-cell>
          <table:table-cell office:value-type="percentage" office:value="0.282151208106002" calcext:value-type="percentage">
            <text:p>28,22%</text:p>
          </table:table-cell>
          <table:table-cell/>
          <table:table-cell office:value-type="percentage" office:value="0.495063652896856" calcext:value-type="percentage">
            <text:p>49,51%</text:p>
          </table:table-cell>
          <table:table-cell office:value-type="percentage" office:value="0.222785138997142" calcext:value-type="percentage">
            <text:p>22,28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icropuce</text:p>
          </table:table-cell>
          <table:table-cell office:value-type="percentage" office:value="0.205524597039966" calcext:value-type="percentage">
            <text:p>20,55%</text:p>
          </table:table-cell>
          <table:table-cell office:value-type="percentage" office:value="0.135643238060998" calcext:value-type="percentage">
            <text:p>13,56%</text:p>
          </table:table-cell>
          <table:table-cell office:value-type="percentage" office:value="0.658832164899035" calcext:value-type="percentage">
            <text:p>65,88%</text:p>
          </table:table-cell>
          <table:table-cell/>
          <table:table-cell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ériTech</text:p>
          </table:table-cell>
          <table:table-cell table:style-name="ce81" office:value-type="percentage" office:value="0.0485928067341212" calcext:value-type="percentage">
            <text:p>4,86%</text:p>
          </table:table-cell>
          <table:table-cell table:style-name="ce85" office:value-type="percentage" office:value="0.805586259671797" calcext:value-type="percentage">
            <text:p>80,56%</text:p>
          </table:table-cell>
          <table:table-cell table:style-name="ce85"/>
          <table:table-cell table:style-name="ce89" office:value-type="percentage" office:value="0.145820933594082" calcext:value-type="percentage">
            <text:p>14,58%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table-row table:style-name="ro1">
          <table:table-cell table:style-name="ce16" office:value-type="string" calcext:value-type="string">
            <text:p>Total Résultat</text:p>
          </table:table-cell>
          <table:table-cell table:style-name="ce82" office:value-type="percentage" office:value="0.262367790485581" calcext:value-type="percentage">
            <text:p>26,24%</text:p>
          </table:table-cell>
          <table:table-cell table:style-name="ce86" office:value-type="percentage" office:value="0.596589790879192" calcext:value-type="percentage">
            <text:p>59,66%</text:p>
          </table:table-cell>
          <table:table-cell table:style-name="ce86" office:value-type="percentage" office:value="0.120164829479399" calcext:value-type="percentage">
            <text:p>12,02%</text:p>
          </table:table-cell>
          <table:table-cell table:style-name="ce90" office:value-type="percentage" office:value="0.0208775891558272" calcext:value-type="percentage">
            <text:p>2,09%</text:p>
          </table:table-cell>
          <table:table-cell table:style-name="ce94"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named-expressions>
          <table:named-expression table:name="Copie_de_CORPS_FACTURE" table:base-cell-address="$detail.$A$1" table:expression="#REF!"/>
        </table:named-expressions>
      </table:table>
      <table:table table:name="TCD7" table:style-name="ta8">
        <table:table-column table:style-name="co17" table:default-cell-style-name="ce15"/>
        <table:table-column table:style-name="co18" table:default-cell-style-name="ce80"/>
        <table:table-column table:style-name="co18" table:number-columns-repeated="2" table:default-cell-style-name="ce84"/>
        <table:table-column table:style-name="co18" table:default-cell-style-name="ce88"/>
        <table:table-column table:style-name="co18" table:default-cell-style-name="ce92"/>
        <table:table-column table:style-name="co16" table:number-columns-repeated="16378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2" office:value-type="string" calcext:value-type="string">
            <text:p>Somme de HT</text:p>
          </table:table-cell>
          <table:table-cell table:style-name="ce17" office:value-type="string" calcext:value-type="string">
            <text:p>CODECAT</text:p>
          </table:table-cell>
          <table:table-cell table:style-name="ce23" table:number-columns-repeated="3"/>
          <table:table-cell table:style-name="ce33"/>
          <table:table-cell table:style-name="Default" table:number-columns-repeated="16378"/>
        </table:table-row>
        <table:table-row table:style-name="ro1">
          <table:table-cell table:style-name="ce13" office:value-type="string" calcext:value-type="string">
            <text:p>NOMCLI</text:p>
          </table:table-cell>
          <table:table-cell table:style-name="ce61" office:value-type="string" calcext:value-type="string">
            <text:p>ACC</text:p>
          </table:table-cell>
          <table:table-cell table:style-name="ce66" office:value-type="string" calcext:value-type="string">
            <text:p>MOB</text:p>
          </table:table-cell>
          <table:table-cell table:style-name="ce66" office:value-type="string" calcext:value-type="string">
            <text:p>OUV</text:p>
          </table:table-cell>
          <table:table-cell table:style-name="ce66" office:value-type="string" calcext:value-type="string">
            <text:p>PAP</text:p>
          </table:table-cell>
          <table:table-cell table:style-name="ce34" office:value-type="string" calcext:value-type="string">
            <text:p>Total Résultat</text:p>
          </table:table-cell>
          <table:table-cell table:style-name="Default" table:number-columns-repeated="16378"/>
        </table:table-row>
        <table:table-row table:style-name="ro1">
          <table:table-cell table:style-name="ce14" office:value-type="string" calcext:value-type="string">
            <text:p>Alpha+</text:p>
          </table:table-cell>
          <table:table-cell table:style-name="ce79"/>
          <table:table-cell table:style-name="ce83" office:value-type="percentage" office:value="0.102134721792391" calcext:value-type="percentage">
            <text:p>10,21%</text:p>
          </table:table-cell>
          <table:table-cell table:style-name="ce83" office:value-type="percentage" office:value="0.0965285516496134" calcext:value-type="percentage">
            <text:p>9,65%</text:p>
          </table:table-cell>
          <table:table-cell table:style-name="ce87"/>
          <table:table-cell table:style-name="ce91" office:value-type="percentage" office:value="0.0725318692644961" calcext:value-type="percentage">
            <text:p>7,25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ssurance Azur</text:p>
          </table:table-cell>
          <table:table-cell office:value-type="percentage" office:value="0.026524583571771" calcext:value-type="percentage">
            <text:p>2,65%</text:p>
          </table:table-cell>
          <table:table-cell office:value-type="percentage" office:value="0.114217988525488" calcext:value-type="percentage">
            <text:p>11,42%</text:p>
          </table:table-cell>
          <table:table-cell table:number-columns-repeated="2"/>
          <table:table-cell office:value-type="percentage" office:value="0.0751004822743384" calcext:value-type="percentage">
            <text:p>7,51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FR</text:p>
          </table:table-cell>
          <table:table-cell office:value-type="percentage" office:value="0.601249671342623" calcext:value-type="percentage">
            <text:p>60,12%</text:p>
          </table:table-cell>
          <table:table-cell table:number-columns-repeated="3"/>
          <table:table-cell office:value-type="percentage" office:value="0.157748547800346" calcext:value-type="percentage">
            <text:p>15,77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rion</text:p>
          </table:table-cell>
          <table:table-cell/>
          <table:table-cell office:value-type="percentage" office:value="0.326217594025364" calcext:value-type="percentage">
            <text:p>32,62%</text:p>
          </table:table-cell>
          <table:table-cell table:number-columns-repeated="2"/>
          <table:table-cell office:value-type="percentage" office:value="0.194618086200705" calcext:value-type="percentage">
            <text:p>19,46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Joue Club</text:p>
          </table:table-cell>
          <table:table-cell office:value-type="percentage" office:value="0.0380159920812905" calcext:value-type="percentage">
            <text:p>3,80%</text:p>
          </table:table-cell>
          <table:table-cell office:value-type="percentage" office:value="0.195093914835585" calcext:value-type="percentage">
            <text:p>19,51%</text:p>
          </table:table-cell>
          <table:table-cell office:value-type="percentage" office:value="0.0321818120420086" calcext:value-type="percentage">
            <text:p>3,22%</text:p>
          </table:table-cell>
          <table:table-cell/>
          <table:table-cell office:value-type="percentage" office:value="0.130232331655416" calcext:value-type="percentage">
            <text:p>13,02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Lycée Estournelles</text:p>
          </table:table-cell>
          <table:table-cell office:value-type="percentage" office:value="0.176840867964799" calcext:value-type="percentage">
            <text:p>17,68%</text:p>
          </table:table-cell>
          <table:table-cell office:value-type="percentage" office:value="0.102655053852668" calcext:value-type="percentage">
            <text:p>10,27%</text:p>
          </table:table-cell>
          <table:table-cell table:number-columns-repeated="2"/>
          <table:table-cell office:value-type="percentage" office:value="0.107640304906132" calcext:value-type="percentage">
            <text:p>10,76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écanord</text:p>
          </table:table-cell>
          <table:table-cell office:value-type="percentage" office:value="0.0335926504477474" calcext:value-type="percentage">
            <text:p>3,36%</text:p>
          </table:table-cell>
          <table:table-cell/>
          <table:table-cell office:value-type="percentage" office:value="0.12869347921521" calcext:value-type="percentage">
            <text:p>12,87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0312372558448119" calcext:value-type="percentage">
            <text:p>3,12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icropuce</text:p>
          </table:table-cell>
          <table:table-cell office:value-type="percentage" office:value="0.106098334287084" calcext:value-type="percentage">
            <text:p>10,61%</text:p>
          </table:table-cell>
          <table:table-cell office:value-type="percentage" office:value="0.0307948157242308" calcext:value-type="percentage">
            <text:p>3,08%</text:p>
          </table:table-cell>
          <table:table-cell office:value-type="percentage" office:value="0.742596157093169" calcext:value-type="percentage">
            <text:p>74,26%</text:p>
          </table:table-cell>
          <table:table-cell/>
          <table:table-cell office:value-type="percentage" office:value="0.135442598803343" calcext:value-type="percentage">
            <text:p>13,54%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ériTech</text:p>
          </table:table-cell>
          <table:table-cell table:style-name="ce81" office:value-type="percentage" office:value="0.0176779003046847" calcext:value-type="percentage">
            <text:p>1,77%</text:p>
          </table:table-cell>
          <table:table-cell table:style-name="ce85" office:value-type="percentage" office:value="0.128885911244274" calcext:value-type="percentage">
            <text:p>12,89%</text:p>
          </table:table-cell>
          <table:table-cell table:style-name="ce85"/>
          <table:table-cell table:style-name="ce89" office:value-type="percentage" office:value="0.666666666666667" calcext:value-type="percentage">
            <text:p>66,67%</text:p>
          </table:table-cell>
          <table:table-cell table:style-name="ce93" office:value-type="percentage" office:value="0.0954485232504113" calcext:value-type="percentage">
            <text:p>9,54%</text:p>
          </table:table-cell>
          <table:table-cell table:style-name="Default" table:number-columns-repeated="16378"/>
        </table:table-row>
        <table:table-row table:style-name="ro1">
          <table:table-cell table:style-name="ce16" office:value-type="string" calcext:value-type="string">
            <text:p>Total Résultat</text:p>
          </table:table-cell>
          <table:table-cell table:style-name="ce82" office:value-type="percentage" office:value="1" calcext:value-type="percentage">
            <text:p>100,00%</text:p>
          </table:table-cell>
          <table:table-cell table:number-columns-repeated="2" table:style-name="ce86" office:value-type="percentage" office:value="1" calcext:value-type="percentage">
            <text:p>100,00%</text:p>
          </table:table-cell>
          <table:table-cell table:style-name="ce90" office:value-type="percentage" office:value="1" calcext:value-type="percentage">
            <text:p>100,00%</text:p>
          </table:table-cell>
          <table:table-cell table:style-name="ce94" office:value-type="percentage" office:value="1" calcext:value-type="percentage">
            <text:p>100,00%</text:p>
          </table:table-cell>
          <table:table-cell table:style-name="Default" table:number-columns-repeated="16378"/>
        </table:table-row>
        <table:named-expressions>
          <table:named-expression table:name="Copie_de_CORPS_FACTURE" table:base-cell-address="$detail.$A$1" table:expression="#REF!"/>
        </table:named-expressions>
      </table:table>
      <table:table table:name="TCD8" table:style-name="ta9">
        <table:table-column table:style-name="co17" table:default-cell-style-name="ce15"/>
        <table:table-column table:style-name="co18" table:default-cell-style-name="ce20"/>
        <table:table-column table:style-name="co18" table:number-columns-repeated="2" table:default-cell-style-name="ce26"/>
        <table:table-column table:style-name="co18" table:default-cell-style-name="ce30"/>
        <table:table-column table:style-name="co18" table:default-cell-style-name="ce36"/>
        <table:table-column table:style-name="co16" table:number-columns-repeated="16378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2" office:value-type="string" calcext:value-type="string">
            <text:p>Moyenne de HT</text:p>
          </table:table-cell>
          <table:table-cell table:style-name="ce17" office:value-type="string" calcext:value-type="string">
            <text:p>CODECAT</text:p>
          </table:table-cell>
          <table:table-cell table:style-name="ce23" table:number-columns-repeated="3"/>
          <table:table-cell table:style-name="ce33"/>
          <table:table-cell table:style-name="Default" table:number-columns-repeated="16378"/>
        </table:table-row>
        <table:table-row table:style-name="ro1">
          <table:table-cell table:style-name="ce13" office:value-type="string" calcext:value-type="string">
            <text:p>NOMCLI</text:p>
          </table:table-cell>
          <table:table-cell table:style-name="ce61" office:value-type="string" calcext:value-type="string">
            <text:p>ACC</text:p>
          </table:table-cell>
          <table:table-cell table:style-name="ce66" office:value-type="string" calcext:value-type="string">
            <text:p>MOB</text:p>
          </table:table-cell>
          <table:table-cell table:style-name="ce66" office:value-type="string" calcext:value-type="string">
            <text:p>OUV</text:p>
          </table:table-cell>
          <table:table-cell table:style-name="ce66" office:value-type="string" calcext:value-type="string">
            <text:p>PAP</text:p>
          </table:table-cell>
          <table:table-cell table:style-name="ce34" office:value-type="string" calcext:value-type="string">
            <text:p>Total Résultat</text:p>
          </table:table-cell>
          <table:table-cell table:style-name="Default" table:number-columns-repeated="16378"/>
        </table:table-row>
        <table:table-row table:style-name="ro1">
          <table:table-cell table:style-name="ce14" office:value-type="string" calcext:value-type="string">
            <text:p>Alpha+</text:p>
          </table:table-cell>
          <table:table-cell table:style-name="ce19"/>
          <table:table-cell table:style-name="ce25" office:value-type="float" office:value="150.16" calcext:value-type="float">
            <text:p>150,16 €</text:p>
          </table:table-cell>
          <table:table-cell table:style-name="ce25" office:value-type="float" office:value="57.17" calcext:value-type="float">
            <text:p>57,17 €</text:p>
          </table:table-cell>
          <table:table-cell table:style-name="ce29"/>
          <table:table-cell table:style-name="ce35" office:value-type="float" office:value="119.163333333333" calcext:value-type="float">
            <text:p>119,16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ssurance Azur</text:p>
          </table:table-cell>
          <table:table-cell office:value-type="float" office:value="17.15" calcext:value-type="float">
            <text:p>17,15 €</text:p>
          </table:table-cell>
          <table:table-cell office:value-type="float" office:value="167.925" calcext:value-type="float">
            <text:p>167,93 €</text:p>
          </table:table-cell>
          <table:table-cell table:number-columns-repeated="2"/>
          <table:table-cell office:value-type="float" office:value="92.5375" calcext:value-type="float">
            <text:p>92,54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FR</text:p>
          </table:table-cell>
          <table:table-cell office:value-type="float" office:value="194.375" calcext:value-type="float">
            <text:p>194,38 €</text:p>
          </table:table-cell>
          <table:table-cell table:number-columns-repeated="3"/>
          <table:table-cell office:value-type="float" office:value="194.375" calcext:value-type="float">
            <text:p>194,38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rion</text:p>
          </table:table-cell>
          <table:table-cell/>
          <table:table-cell office:value-type="float" office:value="319.74" calcext:value-type="float">
            <text:p>319,74 €</text:p>
          </table:table-cell>
          <table:table-cell table:number-columns-repeated="2"/>
          <table:table-cell office:value-type="float" office:value="319.74" calcext:value-type="float">
            <text:p>319,74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Joue Club</text:p>
          </table:table-cell>
          <table:table-cell office:value-type="float" office:value="24.58" calcext:value-type="float">
            <text:p>24,58 €</text:p>
          </table:table-cell>
          <table:table-cell office:value-type="float" office:value="143.415" calcext:value-type="float">
            <text:p>143,42 €</text:p>
          </table:table-cell>
          <table:table-cell office:value-type="float" office:value="19.06" calcext:value-type="float">
            <text:p>19,06 €</text:p>
          </table:table-cell>
          <table:table-cell/>
          <table:table-cell office:value-type="float" office:value="91.6971428571429" calcext:value-type="float">
            <text:p>91,70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Lycée Estournelles</text:p>
          </table:table-cell>
          <table:table-cell office:value-type="float" office:value="114.34" calcext:value-type="float">
            <text:p>114,34 €</text:p>
          </table:table-cell>
          <table:table-cell office:value-type="float" office:value="301.85" calcext:value-type="float">
            <text:p>301,85 €</text:p>
          </table:table-cell>
          <table:table-cell table:number-columns-repeated="2"/>
          <table:table-cell office:value-type="float" office:value="176.843333333333" calcext:value-type="float">
            <text:p>176,84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écanord</text:p>
          </table:table-cell>
          <table:table-cell office:value-type="float" office:value="21.72" calcext:value-type="float">
            <text:p>21,72 €</text:p>
          </table:table-cell>
          <table:table-cell/>
          <table:table-cell office:value-type="float" office:value="76.22" calcext:value-type="float">
            <text:p>76,22 €</text:p>
          </table:table-cell>
          <table:table-cell office:value-type="float" office:value="34.3" calcext:value-type="float">
            <text:p>34,30 €</text:p>
          </table:table-cell>
          <table:table-cell office:value-type="float" office:value="38.49" calcext:value-type="float">
            <text:p>38,49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icropuce</text:p>
          </table:table-cell>
          <table:table-cell office:value-type="float" office:value="137.2" calcext:value-type="float">
            <text:p>137,20 €</text:p>
          </table:table-cell>
          <table:table-cell office:value-type="float" office:value="90.55" calcext:value-type="float">
            <text:p>90,55 €</text:p>
          </table:table-cell>
          <table:table-cell office:value-type="float" office:value="219.905" calcext:value-type="float">
            <text:p>219,91 €</text:p>
          </table:table-cell>
          <table:table-cell/>
          <table:table-cell office:value-type="float" office:value="166.89" calcext:value-type="float">
            <text:p>166,89 €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ériTech</text:p>
          </table:table-cell>
          <table:table-cell table:style-name="ce21" office:value-type="float" office:value="11.43" calcext:value-type="float">
            <text:p>11,43 €</text:p>
          </table:table-cell>
          <table:table-cell table:style-name="ce27" office:value-type="float" office:value="63.1633333333333" calcext:value-type="float">
            <text:p>63,16 €</text:p>
          </table:table-cell>
          <table:table-cell table:style-name="ce27"/>
          <table:table-cell table:style-name="ce31" office:value-type="float" office:value="68.6" calcext:value-type="float">
            <text:p>68,60 €</text:p>
          </table:table-cell>
          <table:table-cell table:style-name="ce37" office:value-type="float" office:value="52.2711111111111" calcext:value-type="float">
            <text:p>52,27 €</text:p>
          </table:table-cell>
          <table:table-cell table:style-name="Default" table:number-columns-repeated="16378"/>
        </table:table-row>
        <table:table-row table:style-name="ro1">
          <table:table-cell table:style-name="ce16" office:value-type="string" calcext:value-type="string">
            <text:p>Total Résultat</text:p>
          </table:table-cell>
          <table:table-cell table:style-name="ce22" office:value-type="float" office:value="86.2093333333333" calcext:value-type="float">
            <text:p>86,21 €</text:p>
          </table:table-cell>
          <table:table-cell table:style-name="ce28" office:value-type="float" office:value="154.759473684211" calcext:value-type="float">
            <text:p>154,76 €</text:p>
          </table:table-cell>
          <table:table-cell table:style-name="ce28" office:value-type="float" office:value="118.452" calcext:value-type="float">
            <text:p>118,45 €</text:p>
          </table:table-cell>
          <table:table-cell table:style-name="ce32" office:value-type="float" office:value="51.45" calcext:value-type="float">
            <text:p>51,45 €</text:p>
          </table:table-cell>
          <table:table-cell table:style-name="ce38" office:value-type="float" office:value="120.212926829268" calcext:value-type="float">
            <text:p>120,21 €</text:p>
          </table:table-cell>
          <table:table-cell table:style-name="Default" table:number-columns-repeated="16378"/>
        </table:table-row>
        <table:named-expressions>
          <table:named-expression table:name="Copie_de_CORPS_FACTURE" table:base-cell-address="$detail.$A$1" table:expression="#REF!"/>
        </table:named-expressions>
      </table:table>
      <table:table table:name="TCD9" table:style-name="ta10">
        <table:table-column table:style-name="co17" table:default-cell-style-name="ce15"/>
        <table:table-column table:style-name="co21" table:default-cell-style-name="ce98"/>
        <table:table-column table:style-name="co18" table:number-columns-repeated="4"/>
        <table:table-column table:style-name="co16" table:number-columns-repeated="16378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95" office:value-type="string" calcext:value-type="string">
            <text:p>NOMCLI</text:p>
          </table:table-cell>
          <table:table-cell table:style-name="ce96" office:value-type="string" calcext:value-type="string">
            <text:p>Moyenne de HT</text:p>
          </table:table-cell>
          <table:table-cell table:style-name="Default" table:number-columns-repeated="16382"/>
        </table:table-row>
        <table:table-row table:style-name="ro1">
          <table:table-cell table:style-name="ce14" office:value-type="string" calcext:value-type="string">
            <text:p>Alpha+</text:p>
          </table:table-cell>
          <table:table-cell table:style-name="ce97" office:value-type="float" office:value="119.163333333333" calcext:value-type="float">
            <text:p>119,16 €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Assurance Azur</text:p>
          </table:table-cell>
          <table:table-cell office:value-type="float" office:value="92.5375" calcext:value-type="float">
            <text:p>92,54 €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FR</text:p>
          </table:table-cell>
          <table:table-cell office:value-type="float" office:value="194.375" calcext:value-type="float">
            <text:p>194,38 €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rion</text:p>
          </table:table-cell>
          <table:table-cell office:value-type="float" office:value="319.74" calcext:value-type="float">
            <text:p>319,74 €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Joue Club</text:p>
          </table:table-cell>
          <table:table-cell office:value-type="float" office:value="91.6971428571429" calcext:value-type="float">
            <text:p>91,70 €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Lycée Estournelles</text:p>
          </table:table-cell>
          <table:table-cell office:value-type="float" office:value="176.843333333333" calcext:value-type="float">
            <text:p>176,84 €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Mécanord</text:p>
          </table:table-cell>
          <table:table-cell office:value-type="float" office:value="38.49" calcext:value-type="float">
            <text:p>38,49 €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Micropuce</text:p>
          </table:table-cell>
          <table:table-cell office:value-type="float" office:value="166.89" calcext:value-type="float">
            <text:p>166,89 €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ériTech</text:p>
          </table:table-cell>
          <table:table-cell table:style-name="ce99" office:value-type="float" office:value="52.2711111111111" calcext:value-type="float">
            <text:p>52,27 €</text:p>
          </table:table-cell>
          <table:table-cell table:style-name="Default" table:number-columns-repeated="16382"/>
        </table:table-row>
        <table:table-row table:style-name="ro1">
          <table:table-cell table:style-name="ce16" office:value-type="string" calcext:value-type="string">
            <text:p>Total Résultat</text:p>
          </table:table-cell>
          <table:table-cell table:style-name="ce38" office:value-type="float" office:value="120.212926829268" calcext:value-type="float">
            <text:p>120,21 €</text:p>
          </table:table-cell>
          <table:table-cell table:style-name="Default" table:number-columns-repeated="16382"/>
        </table:table-row>
        <table:named-expressions>
          <table:named-expression table:name="Copie_de_CORPS_FACTURE" table:base-cell-address="$detail.$A$1" table:expression="#REF!"/>
        </table:named-expressions>
      </table:table>
      <table:table table:name="Feuil1" table:style-name="ta11">
        <table:table-column table:style-name="co16" table:default-cell-style-name="Default"/>
        <table:table-column table:style-name="co16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Feuil2" table:style-name="ta12">
        <table:table-column table:style-name="co16" table:default-cell-style-name="Default"/>
        <table:table-column table:style-name="co16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>
        <table:named-expression table:name="Copie_de_CORPS_FACTURE" table:base-cell-address="$detail.$A$1" table:expression="#REF!"/>
      </table:named-expressions>
      <table:data-pilot-tables>
        <table:data-pilot-table table:name="Tableau croisé dynamique1" table:application-data="" table:target-range-address="TCD1.A3:TCD1.F14" table:buttons="TCD1.A4 TCD1.B3" table:show-filter-button="false" loext:show-drill-down-buttons="true">
          <table:source-cell-range table:cell-range-address="detail.A1:detail.K42"/>
          <table:data-pilot-field table:source-field-name="NOMCL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pha+" table:display="true" table:show-details="true"/>
                <table:data-pilot-member table:name="Assurance Azur" table:display="true" table:show-details="true"/>
                <table:data-pilot-member table:name="CFR" table:display="true" table:show-details="true"/>
                <table:data-pilot-member table:name="Crion" table:display="true" table:show-details="true"/>
                <table:data-pilot-member table:name="Joue Club" table:display="true" table:show-details="true"/>
                <table:data-pilot-member table:name="Lycée Estournelles" table:display="true" table:show-details="true"/>
                <table:data-pilot-member table:name="Mécanord" table:display="true" table:show-details="true"/>
                <table:data-pilot-member table:name="Micropuce" table:display="true" table:show-details="true"/>
                <table:data-pilot-member table:name="SériTec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CA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" table:display="true" table:show-details="true"/>
                <table:data-pilot-member table:name="MOB" table:display="true" table:show-details="true"/>
                <table:data-pilot-member table:name="OUV" table:display="true" table:show-details="true"/>
                <table:data-pilot-member table:name="PA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°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ATE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ESIGN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QTES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PUH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VA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TV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HT" tableooo:display-name="Somme de H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  <table:data-pilot-table table:name="DataPilot1" table:application-data="" table:target-range-address="TCD2.A3:TCD2.D6" table:buttons="TCD2.A4 TCD2.B3" table:show-filter-button="false" loext:show-drill-down-buttons="true">
          <table:source-cell-range table:cell-range-address="detail.A1:detail.K42"/>
          <table:data-pilot-field table:source-field-name="NOMCL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pha+" table:display="false" table:show-details="true"/>
                <table:data-pilot-member table:name="Assurance Azur" table:display="false" table:show-details="true"/>
                <table:data-pilot-member table:name="CFR" table:display="false" table:show-details="true"/>
                <table:data-pilot-member table:name="Crion" table:display="false" table:show-details="true"/>
                <table:data-pilot-member table:name="Joue Club" table:display="false" table:show-details="true"/>
                <table:data-pilot-member table:name="Lycée Estournelles" table:display="true" table:show-details="true"/>
                <table:data-pilot-member table:name="Mécanord" table:display="false" table:show-details="true"/>
                <table:data-pilot-member table:name="Micropuce" table:display="false" table:show-details="true"/>
                <table:data-pilot-member table:name="SériTech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CA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" table:display="true" table:show-details="true"/>
                <table:data-pilot-member table:name="MOB" table:display="true" table:show-details="true"/>
                <table:data-pilot-member table:name="OUV" table:display="true" table:show-details="true"/>
                <table:data-pilot-member table:name="PA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°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ATE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ESIGN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QTES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PUH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VA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TV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HT" tableooo:display-name="Somme de H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  <table:data-pilot-table table:name="DataPilot2" table:application-data="" table:target-range-address="TCD3.A3:TCD3.D13" table:buttons="TCD3.A4 TCD3.B3" table:show-filter-button="false" loext:show-drill-down-buttons="true">
          <table:source-cell-range table:cell-range-address="detail.A1:detail.K42"/>
          <table:data-pilot-field table:source-field-name="NOMCL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pha+" table:display="true" table:show-details="true"/>
                <table:data-pilot-member table:name="Assurance Azur" table:display="true" table:show-details="true"/>
                <table:data-pilot-member table:name="CFR" table:display="false" table:show-details="true"/>
                <table:data-pilot-member table:name="Crion" table:display="true" table:show-details="true"/>
                <table:data-pilot-member table:name="Joue Club" table:display="true" table:show-details="true"/>
                <table:data-pilot-member table:name="Lycée Estournelles" table:display="true" table:show-details="true"/>
                <table:data-pilot-member table:name="Mécanord" table:display="true" table:show-details="true"/>
                <table:data-pilot-member table:name="Micropuce" table:display="true" table:show-details="true"/>
                <table:data-pilot-member table:name="SériTec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CA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" table:display="false" table:show-details="true"/>
                <table:data-pilot-member table:name="MOB" table:display="true" table:show-details="true"/>
                <table:data-pilot-member table:name="OUV" table:display="true" table:show-details="true"/>
                <table:data-pilot-member table:name="PAP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°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ATE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ESIGN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QTES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PUH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VA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TV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HT" tableooo:display-name="Somme de H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  <table:data-pilot-table table:name="DataPilot3" table:application-data="" table:target-range-address="TCD4.A3:TCD4.E13" table:buttons="TCD4.A4 TCD4.B3" table:show-filter-button="false" loext:show-drill-down-buttons="true">
          <table:source-cell-range table:cell-range-address="detail.A1:detail.K42"/>
          <table:data-pilot-field table:source-field-name="NOMCL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pha+" table:display="true" table:show-details="true"/>
                <table:data-pilot-member table:name="Assurance Azur" table:display="true" table:show-details="true"/>
                <table:data-pilot-member table:name="CFR" table:display="false" table:show-details="true"/>
                <table:data-pilot-member table:name="Crion" table:display="true" table:show-details="true"/>
                <table:data-pilot-member table:name="Joue Club" table:display="true" table:show-details="true"/>
                <table:data-pilot-member table:name="Lycée Estournelles" table:display="true" table:show-details="true"/>
                <table:data-pilot-member table:name="Mécanord" table:display="true" table:show-details="true"/>
                <table:data-pilot-member table:name="Micropuce" table:display="true" table:show-details="true"/>
                <table:data-pilot-member table:name="SériTec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CA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" table:display="false" table:show-details="true"/>
                <table:data-pilot-member table:name="MOB" table:display="true" table:show-details="true"/>
                <table:data-pilot-member table:name="OUV" table:display="true" table:show-details="true"/>
                <table:data-pilot-member table:name="PA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°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ATE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ESIGN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QTES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PUH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VA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TV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HT" tableooo:display-name="Somme de H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  <table:data-pilot-table table:name="DataPilot4" table:application-data="" table:target-range-address="TCD5.A3:TCD5.F14" table:buttons="TCD5.A4 TCD5.B3" table:show-filter-button="false" loext:show-drill-down-buttons="true">
          <table:source-cell-range table:cell-range-address="detail.A1:detail.K42"/>
          <table:data-pilot-field table:source-field-name="NOMCL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pha+" table:display="true" table:show-details="true"/>
                <table:data-pilot-member table:name="Assurance Azur" table:display="true" table:show-details="true"/>
                <table:data-pilot-member table:name="CFR" table:display="true" table:show-details="true"/>
                <table:data-pilot-member table:name="Crion" table:display="true" table:show-details="true"/>
                <table:data-pilot-member table:name="Joue Club" table:display="true" table:show-details="true"/>
                <table:data-pilot-member table:name="Lycée Estournelles" table:display="true" table:show-details="true"/>
                <table:data-pilot-member table:name="Mécanord" table:display="true" table:show-details="true"/>
                <table:data-pilot-member table:name="Micropuce" table:display="true" table:show-details="true"/>
                <table:data-pilot-member table:name="SériTech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CA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" table:display="true" table:show-details="true"/>
                <table:data-pilot-member table:name="MOB" table:display="true" table:show-details="true"/>
                <table:data-pilot-member table:name="OUV" table:display="true" table:show-details="true"/>
                <table:data-pilot-member table:name="PA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°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ATE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ESIGN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QTES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PUH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VA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TV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HT" tableooo:display-name="Nombre de HT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  <table:data-pilot-table table:name="DataPilot5" table:application-data="" table:target-range-address="TCD6.A3:TCD6.F14" table:buttons="TCD6.A4 TCD6.B3" table:show-filter-button="false" loext:show-drill-down-buttons="true">
          <table:source-cell-range table:cell-range-address="detail.A1:detail.K42"/>
          <table:data-pilot-field table:source-field-name="NOMCL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pha+" table:display="true" table:show-details="true"/>
                <table:data-pilot-member table:name="Assurance Azur" table:display="true" table:show-details="true"/>
                <table:data-pilot-member table:name="CFR" table:display="true" table:show-details="true"/>
                <table:data-pilot-member table:name="Crion" table:display="true" table:show-details="true"/>
                <table:data-pilot-member table:name="Joue Club" table:display="true" table:show-details="true"/>
                <table:data-pilot-member table:name="Lycée Estournelles" table:display="true" table:show-details="true"/>
                <table:data-pilot-member table:name="Mécanord" table:display="true" table:show-details="true"/>
                <table:data-pilot-member table:name="Micropuce" table:display="true" table:show-details="true"/>
                <table:data-pilot-member table:name="SériTec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CA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" table:display="true" table:show-details="true"/>
                <table:data-pilot-member table:name="MOB" table:display="true" table:show-details="true"/>
                <table:data-pilot-member table:name="OUV" table:display="true" table:show-details="true"/>
                <table:data-pilot-member table:name="PA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°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ATE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ESIGN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QTES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PUH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VA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TV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HT" tableooo:display-name="Somme de H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  <table:data-pilot-field-reference table:type="row-percentage" table:field-name="N°FAC" table:member-type="named" table:member-name=""/>
          </table:data-pilot-field>
        </table:data-pilot-table>
        <table:data-pilot-table table:name="DataPilot6" table:application-data="" table:target-range-address="TCD8.A3:TCD8.F14" table:buttons="TCD8.A4 TCD8.B3" table:show-filter-button="false" loext:show-drill-down-buttons="true">
          <table:source-cell-range table:cell-range-address="detail.A1:detail.K42"/>
          <table:data-pilot-field table:source-field-name="NOMCL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pha+" table:display="true" table:show-details="true"/>
                <table:data-pilot-member table:name="Assurance Azur" table:display="true" table:show-details="true"/>
                <table:data-pilot-member table:name="CFR" table:display="true" table:show-details="true"/>
                <table:data-pilot-member table:name="Crion" table:display="true" table:show-details="true"/>
                <table:data-pilot-member table:name="Joue Club" table:display="true" table:show-details="true"/>
                <table:data-pilot-member table:name="Lycée Estournelles" table:display="true" table:show-details="true"/>
                <table:data-pilot-member table:name="Mécanord" table:display="true" table:show-details="true"/>
                <table:data-pilot-member table:name="Micropuce" table:display="true" table:show-details="true"/>
                <table:data-pilot-member table:name="SériTec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CA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" table:display="true" table:show-details="true"/>
                <table:data-pilot-member table:name="MOB" table:display="true" table:show-details="true"/>
                <table:data-pilot-member table:name="OUV" table:display="true" table:show-details="true"/>
                <table:data-pilot-member table:name="PA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°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ATE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ESIGN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QTES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PUH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VA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TV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HT" tableooo:display-name="Moyenne de HT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  <table:data-pilot-table table:name="DataPilot7" table:application-data="" table:target-range-address="TCD7.A3:TCD7.F14" table:buttons="TCD7.A4 TCD7.B3" table:show-filter-button="false" loext:show-drill-down-buttons="true">
          <table:source-cell-range table:cell-range-address="detail.A1:detail.K42"/>
          <table:data-pilot-field table:source-field-name="NOMCL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pha+" table:display="true" table:show-details="true"/>
                <table:data-pilot-member table:name="Assurance Azur" table:display="true" table:show-details="true"/>
                <table:data-pilot-member table:name="CFR" table:display="true" table:show-details="true"/>
                <table:data-pilot-member table:name="Crion" table:display="true" table:show-details="true"/>
                <table:data-pilot-member table:name="Joue Club" table:display="true" table:show-details="true"/>
                <table:data-pilot-member table:name="Lycée Estournelles" table:display="true" table:show-details="true"/>
                <table:data-pilot-member table:name="Mécanord" table:display="true" table:show-details="true"/>
                <table:data-pilot-member table:name="Micropuce" table:display="true" table:show-details="true"/>
                <table:data-pilot-member table:name="SériTec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CAT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" table:display="true" table:show-details="true"/>
                <table:data-pilot-member table:name="MOB" table:display="true" table:show-details="true"/>
                <table:data-pilot-member table:name="OUV" table:display="true" table:show-details="true"/>
                <table:data-pilot-member table:name="PA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°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ATE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ESIGN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QTES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PUH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VA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TV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HT" tableooo:display-name="Somme de H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  <table:data-pilot-field-reference table:type="column-percentage" table:field-name="N°FAC" table:member-type="named" table:member-name=""/>
          </table:data-pilot-field>
        </table:data-pilot-table>
        <table:data-pilot-table table:name="DataPilot8" table:application-data="" table:target-range-address="TCD9.A3:TCD9.B13" table:buttons="TCD9.A3" table:show-filter-button="false" loext:show-drill-down-buttons="true">
          <table:source-cell-range table:cell-range-address="detail.A1:detail.K42"/>
          <table:data-pilot-field table:source-field-name="NOMCL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pha+" table:display="true" table:show-details="true"/>
                <table:data-pilot-member table:name="Assurance Azur" table:display="true" table:show-details="true"/>
                <table:data-pilot-member table:name="CFR" table:display="true" table:show-details="true"/>
                <table:data-pilot-member table:name="Crion" table:display="true" table:show-details="true"/>
                <table:data-pilot-member table:name="Joue Club" table:display="true" table:show-details="true"/>
                <table:data-pilot-member table:name="Lycée Estournelles" table:display="true" table:show-details="true"/>
                <table:data-pilot-member table:name="Mécanord" table:display="true" table:show-details="true"/>
                <table:data-pilot-member table:name="Micropuce" table:display="true" table:show-details="true"/>
                <table:data-pilot-member table:name="SériTec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N°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ATE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CA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" table:display="true" table:show-details="true"/>
                <table:data-pilot-member table:name="MOB" table:display="true" table:show-details="true"/>
                <table:data-pilot-member table:name="OUV" table:display="true" table:show-details="true"/>
                <table:data-pilot-member table:name="PA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CODE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DESIGN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QTESF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PUH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VAAR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MTV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HT" tableooo:display-name="Moyenne de HT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2" number:min-decimal-places="2" number:min-integer-digits="1" number:grouping="true"/>
      <number:text> €</number:text>
    </number:number-style>
    <number:date-style style:name="N137P0" style:volatile="true">
      <number:day/>
      <number:text>/</number:text>
      <number:month/>
    </number:date-style>
    <number:text-style style:name="N137">
      <number:text-content/>
      <style:map style:condition="value()&lt;=1.7976931348623157E+308" style:apply-style-name="N137P0"/>
    </number:text-style>
    <number:percentage-style style:name="N138">
      <number:number number:decimal-places="2" number:min-decimal-places="2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style:font-name="MS Sans Serif" fo:font-family="'MS Sans Serif'" style:font-name-complex="MS Sans Serif" style:font-family-complex="'MS Sans Serif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1.229cm" fo:margin-left="0cm" fo:margin-right="0cm" fo:margin-bottom="0.877cm"/>
      </style:header-style>
      <style:footer-style>
        <style:header-footer-properties fo:min-height="1.229cm" fo:margin-left="0cm" fo:margin-right="0cm" fo:margin-top="0.877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CD1" style:display-name="PageStyle_TCD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il" style:display-name="PageStyle_detail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CD2" style:display-name="PageStyle_TCD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CD4" style:display-name="PageStyle_TCD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CD3" style:display-name="PageStyle_TCD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CD5" style:display-name="PageStyle_TCD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CD6" style:display-name="PageStyle_TCD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CD9" style:display-name="PageStyle_TCD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CD8" style:display-name="PageStyle_TCD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CD7" style:display-name="PageStyle_TCD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OSHIBA</meta:initial-creator>
    <dc:creator>TOSHIBA</dc:creator>
    <meta:print-date>2006-12-07T21:00:36</meta:print-date>
    <meta:creation-date>2002-06-16T15:20:57</meta:creation-date>
    <dc:date>2022-10-23T18:33:12</dc:date>
    <meta:generator>LibreOffice/25.8.2.2$Windows_X86_64 LibreOffice_project/d401f2107ccab8f924a8e2df40f573aab7605b6f</meta:generator>
    <meta:document-statistic meta:table-count="12" meta:cell-count="836" meta:object-count="0"/>
    <meta:user-defined meta:name="AppVersion">16.0300</meta:user-defined>
  </office:meta>
</office:document-meta>
</file>